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577830" table:style-name="ce9">
            <text:p>17.577.830</text:p>
          </table:table-cell>
          <table:table-cell office:value-type="float" office:value="16780994.5" table:style-name="ce9">
            <text:p>16.780.995</text:p>
          </table:table-cell>
          <table:table-cell office:value-type="percentage" office:value="0.95466815300864782" table:style-name="ce10">
            <text:p>95,47%</text:p>
          </table:table-cell>
          <table:table-cell office:value-type="float" office:value="7445501" table:style-name="ce8">
            <text:p>7.445.501</text:p>
          </table:table-cell>
          <table:table-cell office:value-type="float" office:value="7035459" table:style-name="ce8">
            <text:p>7.035.459</text:p>
          </table:table-cell>
          <table:table-cell office:value-type="float" office:value="3930876" table:style-name="ce8">
            <text:p>3.930.876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38000" table:style-name="ce7">
            <text:p>138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82921" table:style-name="ce14">
            <text:p>2.782.921</text:p>
          </table:table-cell>
          <table:table-cell office:value-type="float" office:value="2592517" table:style-name="ce14">
            <text:p>2.592.517</text:p>
          </table:table-cell>
          <table:table-cell office:value-type="percentage" office:value="0.93158124143660559" table:style-name="ce15">
            <text:p>93,16%</text:p>
          </table:table-cell>
          <table:table-cell office:value-type="float" office:value="1144693" table:style-name="ce13">
            <text:p>1.144.693</text:p>
          </table:table-cell>
          <table:table-cell office:value-type="float" office:value="1092036" table:style-name="ce13">
            <text:p>1.092.036</text:p>
          </table:table-cell>
          <table:table-cell office:value-type="float" office:value="665391" table:style-name="ce13">
            <text:p>665.391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02000" table:style-name="ce7">
            <text:p>102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57665" table:style-name="ce14">
            <text:p>2.457.665</text:p>
          </table:table-cell>
          <table:table-cell office:value-type="float" office:value="2246959.5" table:style-name="ce14">
            <text:p>2.246.960</text:p>
          </table:table-cell>
          <table:table-cell office:value-type="percentage" office:value="0.91426598010713422" table:style-name="ce15">
            <text:p>91,43%</text:p>
          </table:table-cell>
          <table:table-cell office:value-type="float" office:value="924327" table:style-name="ce13">
            <text:p>924.327</text:p>
          </table:table-cell>
          <table:table-cell office:value-type="float" office:value="884957" table:style-name="ce13">
            <text:p>884.957</text:p>
          </table:table-cell>
          <table:table-cell office:value-type="float" office:value="705439" table:style-name="ce13">
            <text:p>705.439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14000" table:style-name="ce7">
            <text:p>114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57774" table:style-name="ce14">
            <text:p>2.257.774</text:p>
          </table:table-cell>
          <table:table-cell office:value-type="float" office:value="1995812" table:style-name="ce14">
            <text:p>1.995.812</text:p>
          </table:table-cell>
          <table:table-cell office:value-type="percentage" office:value="0.88397332948293317" table:style-name="ce15">
            <text:p>88,40%</text:p>
          </table:table-cell>
          <table:table-cell office:value-type="float" office:value="925407" table:style-name="ce13">
            <text:p>925.407</text:p>
          </table:table-cell>
          <table:table-cell office:value-type="float" office:value="887619" table:style-name="ce13">
            <text:p>887.619</text:p>
          </table:table-cell>
          <table:table-cell office:value-type="float" office:value="446242" table:style-name="ce13">
            <text:p>446.242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04000" table:style-name="ce7">
            <text:p>20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30800" table:style-name="ce14">
            <text:p>4.430.800</text:p>
          </table:table-cell>
          <table:table-cell office:value-type="float" office:value="4043168.5" table:style-name="ce14">
            <text:p>4.043.169</text:p>
          </table:table-cell>
          <table:table-cell office:value-type="percentage" office:value="0.91251433149769789" table:style-name="ce15">
            <text:p>91,25%</text:p>
          </table:table-cell>
          <table:table-cell office:value-type="float" office:value="1810892" table:style-name="ce13">
            <text:p>1.810.892</text:p>
          </table:table-cell>
          <table:table-cell office:value-type="float" office:value="1701998" table:style-name="ce13">
            <text:p>1.701.998</text:p>
          </table:table-cell>
          <table:table-cell office:value-type="float" office:value="931074" table:style-name="ce13">
            <text:p>931.074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0355" table:style-name="ce7">
            <text:p>920.355</text:p>
          </table:table-cell>
          <table:table-cell office:value-type="float" office:value="54000" table:style-name="ce7">
            <text:p>54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2390" table:style-name="ce14">
            <text:p>1.292.390</text:p>
          </table:table-cell>
          <table:table-cell office:value-type="float" office:value="1235940.5" table:style-name="ce14">
            <text:p>1.235.941</text:p>
          </table:table-cell>
          <table:table-cell office:value-type="percentage" office:value="0.95632162118246045" table:style-name="ce15">
            <text:p>95,63%</text:p>
          </table:table-cell>
          <table:table-cell office:value-type="float" office:value="517338" table:style-name="ce13">
            <text:p>517.338</text:p>
          </table:table-cell>
          <table:table-cell office:value-type="float" office:value="496596" table:style-name="ce13">
            <text:p>496.596</text:p>
          </table:table-cell>
          <table:table-cell office:value-type="float" office:value="343470" table:style-name="ce13">
            <text:p>343.470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58000" table:style-name="ce7">
            <text:p>258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58738" table:style-name="ce14">
            <text:p>5.658.738</text:p>
          </table:table-cell>
          <table:table-cell office:value-type="float" office:value="5210024" table:style-name="ce14">
            <text:p>5.210.024</text:p>
          </table:table-cell>
          <table:table-cell office:value-type="percentage" office:value="0.92070422769175742" table:style-name="ce15">
            <text:p>92,07%</text:p>
          </table:table-cell>
          <table:table-cell office:value-type="float" office:value="2139667" table:style-name="ce13">
            <text:p>2.139.667</text:p>
          </table:table-cell>
          <table:table-cell office:value-type="float" office:value="2044238" table:style-name="ce13">
            <text:p>2.044.238</text:p>
          </table:table-cell>
          <table:table-cell office:value-type="float" office:value="1461874" table:style-name="ce13">
            <text:p>1.461.874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34000" table:style-name="ce7">
            <text:p>234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10785" table:style-name="ce14">
            <text:p>4.310.785</text:p>
          </table:table-cell>
          <table:table-cell office:value-type="float" office:value="3858967" table:style-name="ce14">
            <text:p>3.858.967</text:p>
          </table:table-cell>
          <table:table-cell office:value-type="percentage" office:value="0.89518892730674349" table:style-name="ce15">
            <text:p>89,52%</text:p>
          </table:table-cell>
          <table:table-cell office:value-type="float" office:value="1749894" table:style-name="ce13">
            <text:p>1.749.894</text:p>
          </table:table-cell>
          <table:table-cell office:value-type="float" office:value="1635286" table:style-name="ce13">
            <text:p>1.635.286</text:p>
          </table:table-cell>
          <table:table-cell office:value-type="float" office:value="997269" table:style-name="ce13">
            <text:p>997.269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508880" table:style-name="ce7">
            <text:p>3.5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713550" table:style-name="ce14">
            <text:p>14.713.550</text:p>
          </table:table-cell>
          <table:table-cell office:value-type="float" office:value="13851511" table:style-name="ce14">
            <text:p>13.851.511</text:p>
          </table:table-cell>
          <table:table-cell office:value-type="percentage" office:value="0.94141189583751028" table:style-name="ce15">
            <text:p>94,14%</text:p>
          </table:table-cell>
          <table:table-cell office:value-type="float" office:value="6466698" table:style-name="ce13">
            <text:p>6.466.698</text:p>
          </table:table-cell>
          <table:table-cell office:value-type="float" office:value="6159720" table:style-name="ce13">
            <text:p>6.159.720</text:p>
          </table:table-cell>
          <table:table-cell office:value-type="float" office:value="3524555" table:style-name="ce13">
            <text:p>3.524.555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40" table:style-name="ce7">
            <text:p>2.144.5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65" table:style-name="ce14">
            <text:p>10.498.765</text:p>
          </table:table-cell>
          <table:table-cell office:value-type="float" office:value="9830456" table:style-name="ce14">
            <text:p>9.830.456</text:p>
          </table:table-cell>
          <table:table-cell office:value-type="percentage" office:value="0.93634403665573995" table:style-name="ce15">
            <text:p>93,63%</text:p>
          </table:table-cell>
          <table:table-cell office:value-type="float" office:value="4404837" table:style-name="ce13">
            <text:p>4.404.837</text:p>
          </table:table-cell>
          <table:table-cell office:value-type="float" office:value="4128628" table:style-name="ce13">
            <text:p>4.128.628</text:p>
          </table:table-cell>
          <table:table-cell office:value-type="float" office:value="2781775" table:style-name="ce13">
            <text:p>2.781.775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44000" table:style-name="ce7">
            <text:p>144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19538" table:style-name="ce14">
            <text:p>2.319.538</text:p>
          </table:table-cell>
          <table:table-cell office:value-type="float" office:value="2258070.5" table:style-name="ce14">
            <text:p>2.258.071</text:p>
          </table:table-cell>
          <table:table-cell office:value-type="percentage" office:value="0.97350011079792609" table:style-name="ce15">
            <text:p>97,35%</text:p>
          </table:table-cell>
          <table:table-cell office:value-type="float" office:value="961200" table:style-name="ce13">
            <text:p>961.200</text:p>
          </table:table-cell>
          <table:table-cell office:value-type="float" office:value="910936" table:style-name="ce13">
            <text:p>910.936</text:p>
          </table:table-cell>
          <table:table-cell office:value-type="float" office:value="605146" table:style-name="ce13">
            <text:p>605.146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76000" table:style-name="ce7">
            <text:p>276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79374" table:style-name="ce14">
            <text:p>6.079.374</text:p>
          </table:table-cell>
          <table:table-cell office:value-type="float" office:value="5998097" table:style-name="ce14">
            <text:p>5.998.097</text:p>
          </table:table-cell>
          <table:table-cell office:value-type="percentage" office:value="0.98663069585783014" table:style-name="ce15">
            <text:p>98,66%</text:p>
          </table:table-cell>
          <table:table-cell office:value-type="float" office:value="2467087" table:style-name="ce13">
            <text:p>2.467.087</text:p>
          </table:table-cell>
          <table:table-cell office:value-type="float" office:value="2355605" table:style-name="ce13">
            <text:p>2.355.605</text:p>
          </table:table-cell>
          <table:table-cell office:value-type="float" office:value="1908501" table:style-name="ce13">
            <text:p>1.908.501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2000" table:style-name="ce7">
            <text:p>42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78745" table:style-name="ce14">
            <text:p>678.745</text:p>
          </table:table-cell>
          <table:table-cell office:value-type="float" office:value="624193.5" table:style-name="ce14">
            <text:p>624.194</text:p>
          </table:table-cell>
          <table:table-cell office:value-type="percentage" office:value="0.91962887387752401" table:style-name="ce15">
            <text:p>91,96%</text:p>
          </table:table-cell>
          <table:table-cell office:value-type="float" office:value="282310" table:style-name="ce13">
            <text:p>282.310</text:p>
          </table:table-cell>
          <table:table-cell office:value-type="float" office:value="265978" table:style-name="ce13">
            <text:p>265.978</text:p>
          </table:table-cell>
          <table:table-cell office:value-type="float" office:value="159465" table:style-name="ce13">
            <text:p>159.465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869364" table:style-name="ce14">
            <text:p>12.869.364</text:p>
          </table:table-cell>
          <table:table-cell office:value-type="percentage" office:value="0.95799494478229852" table:style-name="ce15">
            <text:p>95,80%</text:p>
          </table:table-cell>
          <table:table-cell office:value-type="float" office:value="5754023" table:style-name="ce13">
            <text:p>5.754.023</text:p>
          </table:table-cell>
          <table:table-cell office:value-type="float" office:value="5427187" table:style-name="ce13">
            <text:p>5.427.187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186000" table:style-name="ce7">
            <text:p>186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897735" table:style-name="ce14">
            <text:p>2.897.735</text:p>
          </table:table-cell>
          <table:table-cell office:value-type="float" office:value="2743018.5" table:style-name="ce14">
            <text:p>2.743.019</text:p>
          </table:table-cell>
          <table:table-cell office:value-type="percentage" office:value="0.9466077815949353" table:style-name="ce15">
            <text:p>94,66%</text:p>
          </table:table-cell>
          <table:table-cell office:value-type="float" office:value="1293121" table:style-name="ce13">
            <text:p>1.293.121</text:p>
          </table:table-cell>
          <table:table-cell office:value-type="float" office:value="1211444" table:style-name="ce13">
            <text:p>1.211.444</text:p>
          </table:table-cell>
          <table:table-cell office:value-type="float" office:value="658468" table:style-name="ce13">
            <text:p>658.468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2000" table:style-name="ce7">
            <text:p>72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78767" table:style-name="ce14">
            <text:p>1.378.767</text:p>
          </table:table-cell>
          <table:table-cell office:value-type="float" office:value="1281480" table:style-name="ce14">
            <text:p>1.281.480</text:p>
          </table:table-cell>
          <table:table-cell office:value-type="percentage" office:value="0.92943912930901307" table:style-name="ce15">
            <text:p>92,94%</text:p>
          </table:table-cell>
          <table:table-cell office:value-type="float" office:value="565676" table:style-name="ce13">
            <text:p>565.676</text:p>
          </table:table-cell>
          <table:table-cell office:value-type="float" office:value="542820" table:style-name="ce13">
            <text:p>542.820</text:p>
          </table:table-cell>
          <table:table-cell office:value-type="float" office:value="333596" table:style-name="ce13">
            <text:p>333.596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21493.5" table:style-name="ce14">
            <text:p>4.321.494</text:p>
          </table:table-cell>
          <table:table-cell office:value-type="percentage" office:value="0.92477827436521043" table:style-name="ce15">
            <text:p>92,48%</text:p>
          </table:table-cell>
          <table:table-cell office:value-type="float" office:value="1939521" table:style-name="ce13">
            <text:p>1.939.521</text:p>
          </table:table-cell>
          <table:table-cell office:value-type="float" office:value="1854090" table:style-name="ce13">
            <text:p>1.854.090</text:p>
          </table:table-cell>
          <table:table-cell office:value-type="float" office:value="1134663" table:style-name="ce13">
            <text:p>1.134.663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5233" table:style-name="ce14">
            <text:p>145.233</text:p>
          </table:table-cell>
          <table:table-cell office:value-type="percentage" office:value="0.8765397823633434" table:style-name="ce15">
            <text:p>87,65%</text:p>
          </table:table-cell>
          <table:table-cell office:value-type="float" office:value="66920" table:style-name="ce13">
            <text:p>66.920</text:p>
          </table:table-cell>
          <table:table-cell office:value-type="float" office:value="62502" table:style-name="ce13">
            <text:p>62.502</text:p>
          </table:table-cell>
          <table:table-cell office:value-type="float" office:value="31982" table:style-name="ce13">
            <text:p>31.982</text:p>
          </table:table-cell>
          <table:table-cell office:value-type="date" office:date-value="2022-02-21T00:00:00" table:style-name="ce16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245" table:style-name="ce14">
            <text:p>136.245</text:p>
          </table:table-cell>
          <table:table-cell office:value-type="percentage" office:value="0.86351248573963746" table:style-name="ce15">
            <text:p>86,35%</text:p>
          </table:table-cell>
          <table:table-cell office:value-type="float" office:value="65139" table:style-name="ce13">
            <text:p>65.139</text:p>
          </table:table-cell>
          <table:table-cell office:value-type="float" office:value="60475" table:style-name="ce13">
            <text:p>60.475</text:p>
          </table:table-cell>
          <table:table-cell office:value-type="float" office:value="26033" table:style-name="ce13">
            <text:p>26.033</text:p>
          </table:table-cell>
          <table:table-cell office:value-type="date" office:date-value="2022-02-21T00:00:00" table:style-name="ce17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1256.5" table:style-name="ce14">
            <text:p>201.257</text:p>
          </table:table-cell>
          <table:table-cell office:value-type="percentage" office:value="0.94697354676604273" table:style-name="ce15">
            <text:p>94,70%</text:p>
          </table:table-cell>
          <table:table-cell office:value-type="float" office:value="95071" table:style-name="ce13">
            <text:p>95.071</text:p>
          </table:table-cell>
          <table:table-cell office:value-type="float" office:value="91022" table:style-name="ce13">
            <text:p>91.022</text:p>
          </table:table-cell>
          <table:table-cell office:value-type="float" office:value="41920" table:style-name="ce13">
            <text:p>41.920</text:p>
          </table:table-cell>
          <table:table-cell office:value-type="date" office:date-value="2022-02-21T00:00:00" table:style-name="ce17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70" table:style-name="ce7">
            <text:p>7.57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75" table:style-name="ce14">
            <text:p>12.275</text:p>
          </table:table-cell>
          <table:table-cell office:value-type="float" office:value="12252" table:style-name="ce14">
            <text:p>12.252</text:p>
          </table:table-cell>
          <table:table-cell office:value-type="percentage" office:value="0.99812627291242362" table:style-name="ce15">
            <text:p>99,81%</text:p>
          </table:table-cell>
          <table:table-cell office:value-type="float" office:value="8047" table:style-name="ce13">
            <text:p>8.047</text:p>
          </table:table-cell>
          <table:table-cell office:value-type="float" office:value="7535" table:style-name="ce13">
            <text:p>7.535</text:p>
          </table:table-cell>
          <table:table-cell office:value-type="float" office:value="2912" table:style-name="ce13">
            <text:p>2.912</text:p>
          </table:table-cell>
          <table:table-cell office:value-type="date" office:date-value="2022-02-21T00:00:00" table:style-name="ce17">
            <text:p>21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37827" table:style-name="ce19">
            <text:p>63.337.827</text:p>
          </table:table-cell>
          <table:table-cell office:value-type="float" office:value="5034000" table:style-name="ce19">
            <text:p>5.034.000</text:p>
          </table:table-cell>
          <table:table-cell office:value-type="float" office:value="18495040" table:style-name="ce20">
            <text:p>18.495.0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7990297" table:style-name="ce23">
            <text:p>97.990.297</text:p>
          </table:table-cell>
          <table:table-cell office:value-type="float" office:value="92237053.5" table:style-name="ce23">
            <text:p>92.237.054</text:p>
          </table:table-cell>
          <table:table-cell office:value-type="percentage" office:value="0.94128762054879778" table:style-name="ce24">
            <text:p>94,13%</text:p>
          </table:table-cell>
          <table:table-cell office:value-type="float" office:value="41027369" table:style-name="ce23">
            <text:p>41.027.369</text:p>
          </table:table-cell>
          <table:table-cell office:value-type="float" office:value="38856131" table:style-name="ce23">
            <text:p>38.856.131</text:p>
          </table:table-cell>
          <table:table-cell office:value-type="float" office:value="23872468" table:style-name="ce23">
            <text:p>23.872.468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4010" table:style-name="ce32">
            <text:p>7.034.010</text:p>
          </table:table-cell>
          <table:table-cell office:value-type="percentage" office:value="0.93686804950183167" table:style-name="ce33">
            <text:p>93,7%</text:p>
          </table:table-cell>
          <table:table-cell office:value-type="float" office:value="6918184" table:style-name="ce32">
            <text:p>6.918.184</text:p>
          </table:table-cell>
          <table:table-cell office:value-type="percentage" office:value="0.92144104858747433" table:style-name="ce33">
            <text:p>92,1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101" table:style-name="ce32">
            <text:p>1.095.101</text:p>
          </table:table-cell>
          <table:table-cell office:value-type="percentage" office:value="0.92071097554413628" table:style-name="ce33">
            <text:p>92,1%</text:p>
          </table:table-cell>
          <table:table-cell office:value-type="float" office:value="1076189" table:style-name="ce32">
            <text:p>1.076.189</text:p>
          </table:table-cell>
          <table:table-cell office:value-type="percentage" office:value="0.90481062848072313" table:style-name="ce33">
            <text:p>90,5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327" table:style-name="ce32">
            <text:p>884.327</text:p>
          </table:table-cell>
          <table:table-cell office:value-type="percentage" office:value="0.95043242656486615" table:style-name="ce33">
            <text:p>95,0%</text:p>
          </table:table-cell>
          <table:table-cell office:value-type="float" office:value="873768" table:style-name="ce32">
            <text:p>873.768</text:p>
          </table:table-cell>
          <table:table-cell office:value-type="percentage" office:value="0.93908411763378252" table:style-name="ce33">
            <text:p>93,9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129" table:style-name="ce32">
            <text:p>896.129</text:p>
          </table:table-cell>
          <table:table-cell office:value-type="percentage" office:value="0.82730775018533276" table:style-name="ce33">
            <text:p>82,7%</text:p>
          </table:table-cell>
          <table:table-cell office:value-type="float" office:value="881733" table:style-name="ce32">
            <text:p>881.733</text:p>
          </table:table-cell>
          <table:table-cell office:value-type="percentage" office:value="0.81401733957294542" table:style-name="ce33">
            <text:p>81,4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39877" table:style-name="ce32">
            <text:p>1.739.877</text:p>
          </table:table-cell>
          <table:table-cell office:value-type="percentage" office:value="0.85560161159530335" table:style-name="ce33">
            <text:p>85,6%</text:p>
          </table:table-cell>
          <table:table-cell office:value-type="float" office:value="1685303" table:style-name="ce32">
            <text:p>1.685.303</text:p>
          </table:table-cell>
          <table:table-cell office:value-type="percentage" office:value="0.82876431082564994" table:style-name="ce33">
            <text:p>82,9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704" table:style-name="ce32">
            <text:p>493.704</text:p>
          </table:table-cell>
          <table:table-cell office:value-type="percentage" office:value="0.93670953322379535" table:style-name="ce33">
            <text:p>93,7%</text:p>
          </table:table-cell>
          <table:table-cell office:value-type="float" office:value="489328" table:style-name="ce32">
            <text:p>489.328</text:p>
          </table:table-cell>
          <table:table-cell office:value-type="percentage" office:value="0.92840690469052978" table:style-name="ce33">
            <text:p>92,8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604" table:style-name="ce32">
            <text:p>2.045.604</text:p>
          </table:table-cell>
          <table:table-cell office:value-type="percentage" office:value="0.94174202598440526" table:style-name="ce33">
            <text:p>94,2%</text:p>
          </table:table-cell>
          <table:table-cell office:value-type="float" office:value="2011450" table:style-name="ce32">
            <text:p>2.011.450</text:p>
          </table:table-cell>
          <table:table-cell office:value-type="percentage" office:value="0.92601842691270253" table:style-name="ce33">
            <text:p>92,6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6133" table:style-name="ce32">
            <text:p>1.656.133</text:p>
          </table:table-cell>
          <table:table-cell office:value-type="percentage" office:value="0.91192633372281651" table:style-name="ce33">
            <text:p>91,2%</text:p>
          </table:table-cell>
          <table:table-cell office:value-type="float" office:value="1607908" table:style-name="ce32">
            <text:p>1.607.908</text:p>
          </table:table-cell>
          <table:table-cell office:value-type="percentage" office:value="0.88537191602581822" table:style-name="ce33">
            <text:p>88,5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39644" table:style-name="ce32">
            <text:p>6.239.644</text:p>
          </table:table-cell>
          <table:table-cell office:value-type="percentage" office:value="0.91997392078985452" table:style-name="ce33">
            <text:p>92,0%</text:p>
          </table:table-cell>
          <table:table-cell office:value-type="float" office:value="6105759" table:style-name="ce32">
            <text:p>6.105.759</text:p>
          </table:table-cell>
          <table:table-cell office:value-type="percentage" office:value="0.90023389902179374" table:style-name="ce33">
            <text:p>90,0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72122" table:style-name="ce32">
            <text:p>4.172.122</text:p>
          </table:table-cell>
          <table:table-cell office:value-type="percentage" office:value="0.92878402751898581" table:style-name="ce33">
            <text:p>92,9%</text:p>
          </table:table-cell>
          <table:table-cell office:value-type="float" office:value="4103625" table:style-name="ce32">
            <text:p>4.103.625</text:p>
          </table:table-cell>
          <table:table-cell office:value-type="percentage" office:value="0.91353545148670112" table:style-name="ce33">
            <text:p>91,4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218" table:style-name="ce32">
            <text:p>909.218</text:p>
          </table:table-cell>
          <table:table-cell office:value-type="percentage" office:value="0.95718241059491094" table:style-name="ce33">
            <text:p>95,7%</text:p>
          </table:table-cell>
          <table:table-cell office:value-type="float" office:value="896945" table:style-name="ce32">
            <text:p>896.945</text:p>
          </table:table-cell>
          <table:table-cell office:value-type="percentage" office:value="0.94426196717514654" table:style-name="ce33">
            <text:p>94,4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023" table:style-name="ce32">
            <text:p>2.340.023</text:p>
          </table:table-cell>
          <table:table-cell office:value-type="percentage" office:value="0.95272882876170495" table:style-name="ce33">
            <text:p>95,3%</text:p>
          </table:table-cell>
          <table:table-cell office:value-type="float" office:value="2323126" table:style-name="ce32">
            <text:p>2.323.126</text:p>
          </table:table-cell>
          <table:table-cell office:value-type="percentage" office:value="0.94584929850940114" table:style-name="ce33">
            <text:p>94,6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553" table:style-name="ce32">
            <text:p>268.553</text:p>
          </table:table-cell>
          <table:table-cell office:value-type="percentage" office:value="0.954078279374305" table:style-name="ce33">
            <text:p>95,4%</text:p>
          </table:table-cell>
          <table:table-cell office:value-type="float" office:value="262106" table:style-name="ce32">
            <text:p>262.106</text:p>
          </table:table-cell>
          <table:table-cell office:value-type="percentage" office:value="0.93117426166783313" table:style-name="ce33">
            <text:p>93,1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7773" table:style-name="ce32">
            <text:p>1.227.773</text:p>
          </table:table-cell>
          <table:table-cell office:value-type="percentage" office:value="0.93181538751106163" table:style-name="ce33">
            <text:p>93,2%</text:p>
          </table:table-cell>
          <table:table-cell office:value-type="float" office:value="1194242" table:style-name="ce32">
            <text:p>1.194.242</text:p>
          </table:table-cell>
          <table:table-cell office:value-type="percentage" office:value="0.90636711510351287" table:style-name="ce33">
            <text:p>90,6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300" table:style-name="ce32">
            <text:p>539.300</text:p>
          </table:table-cell>
          <table:table-cell office:value-type="percentage" office:value="0.92954872159041946" table:style-name="ce33">
            <text:p>93,0%</text:p>
          </table:table-cell>
          <table:table-cell office:value-type="float" office:value="534201" table:style-name="ce32">
            <text:p>534.201</text:p>
          </table:table-cell>
          <table:table-cell office:value-type="percentage" office:value="0.92075997890288086" table:style-name="ce33">
            <text:p>92,1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0305" table:style-name="ce32">
            <text:p>1.860.305</text:p>
          </table:table-cell>
          <table:table-cell office:value-type="percentage" office:value="0.95143953237765133" table:style-name="ce33">
            <text:p>95,1%</text:p>
          </table:table-cell>
          <table:table-cell office:value-type="float" office:value="1830103" table:style-name="ce32">
            <text:p>1.830.103</text:p>
          </table:table-cell>
          <table:table-cell office:value-type="percentage" office:value="0.93599293799830507" table:style-name="ce33">
            <text:p>93,6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064" table:style-name="ce32">
            <text:p>64.064</text:p>
          </table:table-cell>
          <table:table-cell office:value-type="percentage" office:value="0.90194146053020596" table:style-name="ce33">
            <text:p>90,2%</text:p>
          </table:table-cell>
          <table:table-cell office:value-type="float" office:value="61618" table:style-name="ce32">
            <text:p>61.618</text:p>
          </table:table-cell>
          <table:table-cell office:value-type="percentage" office:value="0.86750482197412326" table:style-name="ce33">
            <text:p>86,8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82" table:style-name="ce32">
            <text:p>61.782</text:p>
          </table:table-cell>
          <table:table-cell office:value-type="percentage" office:value="0.90501860369730169" table:style-name="ce33">
            <text:p>90,5%</text:p>
          </table:table-cell>
          <table:table-cell office:value-type="float" office:value="59435" table:style-name="ce32">
            <text:p>59.435</text:p>
          </table:table-cell>
          <table:table-cell office:value-type="percentage" office:value="0.87063838514047986" table:style-name="ce33">
            <text:p>87,1%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71" table:style-name="ce32">
            <text:p>95.071</text:p>
          </table:table-cell>
          <table:table-cell office:value-type="string" table:style-name="ce33">
            <text:p>-</text:p>
          </table:table-cell>
          <table:table-cell office:value-type="float" office:value="91022" table:style-name="ce32">
            <text:p>91.022</text:p>
          </table:table-cell>
          <table:table-cell office:value-type="string" table:style-name="ce33">
            <text:p>-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47" table:style-name="ce32">
            <text:p>8.047</text:p>
          </table:table-cell>
          <table:table-cell office:value-type="string" table:style-name="ce33">
            <text:p>-</text:p>
          </table:table-cell>
          <table:table-cell office:value-type="float" office:value="7535" table:style-name="ce32">
            <text:p>7.535</text:p>
          </table:table-cell>
          <table:table-cell office:value-type="string" table:style-name="ce33">
            <text:p>-</text:p>
          </table:table-cell>
          <table:table-cell office:value-type="date" office:date-value="2022-02-21T00:00:00" table:style-name="ce34">
            <text:p>21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55208" table:style-name="ce35">
            <text:p>39.155.208</text:p>
          </table:table-cell>
          <table:table-cell office:value-type="percentage" office:value="0.92817772597214754" table:style-name="ce36">
            <text:p>92,8%</text:p>
          </table:table-cell>
          <table:table-cell office:value-type="float" office:value="38395425" table:style-name="ce35">
            <text:p>38.395.425</text:p>
          </table:table-cell>
          <table:table-cell office:value-type="percentage" office:value="0.91016700164724296" table:style-name="ce36">
            <text:p>91,0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62" table:style-name="ce45">
            <text:p>435.462</text:p>
          </table:table-cell>
          <table:table-cell office:value-type="percentage" office:value="1" table:style-name="ce46">
            <text:p>100,0%</text:p>
          </table:table-cell>
          <table:table-cell office:value-type="float" office:value="656481" table:style-name="ce45">
            <text:p>656.481</text:p>
          </table:table-cell>
          <table:table-cell office:value-type="percentage" office:value="1" table:style-name="ce46">
            <text:p>100,0%</text:p>
          </table:table-cell>
          <table:table-cell office:value-type="float" office:value="937379" table:style-name="ce45">
            <text:p>937.379</text:p>
          </table:table-cell>
          <table:table-cell office:value-type="percentage" office:value="0.97824110937990816" table:style-name="ce46">
            <text:p>97,8%</text:p>
          </table:table-cell>
          <table:table-cell office:value-type="float" office:value="1229333" table:style-name="ce45">
            <text:p>1.229.333</text:p>
          </table:table-cell>
          <table:table-cell office:value-type="percentage" office:value="0.95475426591207924" table:style-name="ce46">
            <text:p>95,5%</text:p>
          </table:table-cell>
          <table:table-cell office:value-type="float" office:value="1276614" table:style-name="ce45">
            <text:p>1.276.614</text:p>
          </table:table-cell>
          <table:table-cell office:value-type="percentage" office:value="0.92218507645542702" table:style-name="ce46">
            <text:p>92,2%</text:p>
          </table:table-cell>
          <table:table-cell office:value-type="float" office:value="967399" table:style-name="ce45">
            <text:p>967.399</text:p>
          </table:table-cell>
          <table:table-cell office:value-type="percentage" office:value="0.87803839810922935" table:style-name="ce46">
            <text:p>87,8%</text:p>
          </table:table-cell>
          <table:table-cell office:value-type="float" office:value="811242" table:style-name="ce45">
            <text:p>811.242</text:p>
          </table:table-cell>
          <table:table-cell office:value-type="percentage" office:value="0.87596532600808541" table:style-name="ce46">
            <text:p>87,6%</text:p>
          </table:table-cell>
          <table:table-cell office:value-type="float" office:value="720100" table:style-name="ce45">
            <text:p>720.100</text:p>
          </table:table-cell>
          <table:table-cell office:value-type="percentage" office:value="0.93175095685298237" table:style-name="ce46">
            <text:p>93,2%</text:p>
          </table:table-cell>
          <table:table-cell office:value-type="float" office:value="7034010" table:style-name="ce45">
            <text:p>7.034.010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686804950183167" table:style-name="ce46">
            <text:p>93,7%</text:p>
          </table:table-cell>
          <table:table-cell office:value-type="percentage" office:value="0.82731480506790167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77" table:style-name="ce48">
            <text:p>101.677</text:p>
          </table:table-cell>
          <table:table-cell office:value-type="percentage" office:value="1" table:style-name="ce49">
            <text:p>100,0%</text:p>
          </table:table-cell>
          <table:table-cell office:value-type="float" office:value="119845" table:style-name="ce48">
            <text:p>119.845</text:p>
          </table:table-cell>
          <table:table-cell office:value-type="percentage" office:value="1" table:style-name="ce49">
            <text:p>100,0%</text:p>
          </table:table-cell>
          <table:table-cell office:value-type="float" office:value="156003" table:style-name="ce48">
            <text:p>156.003</text:p>
          </table:table-cell>
          <table:table-cell office:value-type="percentage" office:value="0.96710061372512557" table:style-name="ce49">
            <text:p>96,7%</text:p>
          </table:table-cell>
          <table:table-cell office:value-type="float" office:value="188467" table:style-name="ce48">
            <text:p>188.467</text:p>
          </table:table-cell>
          <table:table-cell office:value-type="percentage" office:value="0.93778673433845849" table:style-name="ce49">
            <text:p>93,8%</text:p>
          </table:table-cell>
          <table:table-cell office:value-type="float" office:value="192207" table:style-name="ce48">
            <text:p>192.207</text:p>
          </table:table-cell>
          <table:table-cell office:value-type="percentage" office:value="0.89968966049888366" table:style-name="ce49">
            <text:p>90,0%</text:p>
          </table:table-cell>
          <table:table-cell office:value-type="float" office:value="131723" table:style-name="ce48">
            <text:p>131.723</text:p>
          </table:table-cell>
          <table:table-cell office:value-type="percentage" office:value="0.83222557778086659" table:style-name="ce49">
            <text:p>83,2%</text:p>
          </table:table-cell>
          <table:table-cell office:value-type="float" office:value="110470" table:style-name="ce48">
            <text:p>110.470</text:p>
          </table:table-cell>
          <table:table-cell office:value-type="percentage" office:value="0.84458477958378564" table:style-name="ce49">
            <text:p>84,5%</text:p>
          </table:table-cell>
          <table:table-cell office:value-type="float" office:value="94709" table:style-name="ce48">
            <text:p>94.709</text:p>
          </table:table-cell>
          <table:table-cell office:value-type="percentage" office:value="0.88482487364182483" table:style-name="ce49">
            <text:p>88,5%</text:p>
          </table:table-cell>
          <table:table-cell office:value-type="float" office:value="1095101" table:style-name="ce48">
            <text:p>1.095.101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71097554413628" table:style-name="ce49">
            <text:p>92,1%</text:p>
          </table:table-cell>
          <table:table-cell office:value-type="percentage" office:value="0.82268338325321366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3" table:style-name="ce48">
            <text:p>89.263</text:p>
          </table:table-cell>
          <table:table-cell office:value-type="percentage" office:value="1" table:style-name="ce49">
            <text:p>100,0%</text:p>
          </table:table-cell>
          <table:table-cell office:value-type="float" office:value="114785" table:style-name="ce48">
            <text:p>114.785</text:p>
          </table:table-cell>
          <table:table-cell office:value-type="percentage" office:value="1" table:style-name="ce49">
            <text:p>100,0%</text:p>
          </table:table-cell>
          <table:table-cell office:value-type="float" office:value="149126" table:style-name="ce48">
            <text:p>149.126</text:p>
          </table:table-cell>
          <table:table-cell office:value-type="percentage" office:value="0.98115665504309491" table:style-name="ce49">
            <text:p>98,1%</text:p>
          </table:table-cell>
          <table:table-cell office:value-type="float" office:value="154323" table:style-name="ce48">
            <text:p>154.323</text:p>
          </table:table-cell>
          <table:table-cell office:value-type="percentage" office:value="0.95212329485510505" table:style-name="ce49">
            <text:p>95,2%</text:p>
          </table:table-cell>
          <table:table-cell office:value-type="float" office:value="152351" table:style-name="ce48">
            <text:p>152.351</text:p>
          </table:table-cell>
          <table:table-cell office:value-type="percentage" office:value="0.91821962391513978" table:style-name="ce49">
            <text:p>91,8%</text:p>
          </table:table-cell>
          <table:table-cell office:value-type="float" office:value="92967" table:style-name="ce48">
            <text:p>92.967</text:p>
          </table:table-cell>
          <table:table-cell office:value-type="percentage" office:value="0.85612067298394889" table:style-name="ce49">
            <text:p>85,6%</text:p>
          </table:table-cell>
          <table:table-cell office:value-type="float" office:value="68741" table:style-name="ce48">
            <text:p>68.741</text:p>
          </table:table-cell>
          <table:table-cell office:value-type="percentage" office:value="0.86748189091643324" table:style-name="ce49">
            <text:p>86,7%</text:p>
          </table:table-cell>
          <table:table-cell office:value-type="float" office:value="62771" table:style-name="ce48">
            <text:p>62.771</text:p>
          </table:table-cell>
          <table:table-cell office:value-type="percentage" office:value="0.96191921049405416" table:style-name="ce49">
            <text:p>96,2%</text:p>
          </table:table-cell>
          <table:table-cell office:value-type="float" office:value="884327" table:style-name="ce48">
            <text:p>884.32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43242656486615" table:style-name="ce49">
            <text:p>95,0%</text:p>
          </table:table-cell>
          <table:table-cell office:value-type="percentage" office:value="0.87307394986025122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3" table:style-name="ce48">
            <text:p>51.853</text:p>
          </table:table-cell>
          <table:table-cell office:value-type="percentage" office:value="0.96681147800794287" table:style-name="ce49">
            <text:p>96,7%</text:p>
          </table:table-cell>
          <table:table-cell office:value-type="float" office:value="79930" table:style-name="ce48">
            <text:p>79.930</text:p>
          </table:table-cell>
          <table:table-cell office:value-type="percentage" office:value="0.91627117866886765" table:style-name="ce49">
            <text:p>91,6%</text:p>
          </table:table-cell>
          <table:table-cell office:value-type="float" office:value="112173" table:style-name="ce48">
            <text:p>112.173</text:p>
          </table:table-cell>
          <table:table-cell office:value-type="percentage" office:value="0.88052718752207737" table:style-name="ce49">
            <text:p>88,1%</text:p>
          </table:table-cell>
          <table:table-cell office:value-type="float" office:value="153671" table:style-name="ce48">
            <text:p>153.671</text:p>
          </table:table-cell>
          <table:table-cell office:value-type="percentage" office:value="0.86571309462108748" table:style-name="ce49">
            <text:p>86,6%</text:p>
          </table:table-cell>
          <table:table-cell office:value-type="float" office:value="173865" table:style-name="ce48">
            <text:p>173.865</text:p>
          </table:table-cell>
          <table:table-cell office:value-type="percentage" office:value="0.80261560406789678" table:style-name="ce49">
            <text:p>80,3%</text:p>
          </table:table-cell>
          <table:table-cell office:value-type="float" office:value="135464" table:style-name="ce48">
            <text:p>135.464</text:p>
          </table:table-cell>
          <table:table-cell office:value-type="percentage" office:value="0.73602938379870364" table:style-name="ce49">
            <text:p>73,6%</text:p>
          </table:table-cell>
          <table:table-cell office:value-type="float" office:value="104900" table:style-name="ce48">
            <text:p>104.900</text:p>
          </table:table-cell>
          <table:table-cell office:value-type="percentage" office:value="0.76450482097177386" table:style-name="ce49">
            <text:p>76,5%</text:p>
          </table:table-cell>
          <table:table-cell office:value-type="float" office:value="84273" table:style-name="ce48">
            <text:p>84.273</text:p>
          </table:table-cell>
          <table:table-cell office:value-type="percentage" office:value="0.84665849541874294" table:style-name="ce49">
            <text:p>84,7%</text:p>
          </table:table-cell>
          <table:table-cell office:value-type="float" office:value="896129" table:style-name="ce48">
            <text:p>896.12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30775018533276" table:style-name="ce49">
            <text:p>82,7%</text:p>
          </table:table-cell>
          <table:table-cell office:value-type="percentage" office:value="0.7346674591625505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81" table:style-name="ce48">
            <text:p>94.781</text:p>
          </table:table-cell>
          <table:table-cell office:value-type="percentage" office:value="0.94439130348139733" table:style-name="ce49">
            <text:p>94,4%</text:p>
          </table:table-cell>
          <table:table-cell office:value-type="float" office:value="156085" table:style-name="ce48">
            <text:p>156.085</text:p>
          </table:table-cell>
          <table:table-cell office:value-type="percentage" office:value="0.9321512607049437" table:style-name="ce49">
            <text:p>93,2%</text:p>
          </table:table-cell>
          <table:table-cell office:value-type="float" office:value="229236" table:style-name="ce48">
            <text:p>229.236</text:p>
          </table:table-cell>
          <table:table-cell office:value-type="percentage" office:value="0.91127586412514161" table:style-name="ce49">
            <text:p>91,1%</text:p>
          </table:table-cell>
          <table:table-cell office:value-type="float" office:value="325532" table:style-name="ce48">
            <text:p>325.532</text:p>
          </table:table-cell>
          <table:table-cell office:value-type="percentage" office:value="0.88400448611937099" table:style-name="ce49">
            <text:p>88,4%</text:p>
          </table:table-cell>
          <table:table-cell office:value-type="float" office:value="324675" table:style-name="ce48">
            <text:p>324.675</text:p>
          </table:table-cell>
          <table:table-cell office:value-type="percentage" office:value="0.8238286750992756" table:style-name="ce49">
            <text:p>82,4%</text:p>
          </table:table-cell>
          <table:table-cell office:value-type="float" office:value="238966" table:style-name="ce48">
            <text:p>238.966</text:p>
          </table:table-cell>
          <table:table-cell office:value-type="percentage" office:value="0.76380640665852673" table:style-name="ce49">
            <text:p>76,4%</text:p>
          </table:table-cell>
          <table:table-cell office:value-type="float" office:value="199628" table:style-name="ce48">
            <text:p>199.628</text:p>
          </table:table-cell>
          <table:table-cell office:value-type="percentage" office:value="0.78386624311366426" table:style-name="ce49">
            <text:p>78,4%</text:p>
          </table:table-cell>
          <table:table-cell office:value-type="float" office:value="170974" table:style-name="ce48">
            <text:p>170.974</text:p>
          </table:table-cell>
          <table:table-cell office:value-type="percentage" office:value="0.92787018695899925" table:style-name="ce49">
            <text:p>92,8%</text:p>
          </table:table-cell>
          <table:table-cell office:value-type="float" office:value="1739877" table:style-name="ce48">
            <text:p>1.739.877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60161159530335" table:style-name="ce49">
            <text:p>85,6%</text:p>
          </table:table-cell>
          <table:table-cell office:value-type="percentage" office:value="0.77521878086892126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70" table:style-name="ce48">
            <text:p>42.570</text:p>
          </table:table-cell>
          <table:table-cell office:value-type="percentage" office:value="1" table:style-name="ce49">
            <text:p>100,0%</text:p>
          </table:table-cell>
          <table:table-cell office:value-type="float" office:value="56197" table:style-name="ce48">
            <text:p>56.197</text:p>
          </table:table-cell>
          <table:table-cell office:value-type="percentage" office:value="1" table:style-name="ce49">
            <text:p>100,0%</text:p>
          </table:table-cell>
          <table:table-cell office:value-type="float" office:value="77257" table:style-name="ce48">
            <text:p>77.257</text:p>
          </table:table-cell>
          <table:table-cell office:value-type="percentage" office:value="0.97476563584289089" table:style-name="ce49">
            <text:p>97,5%</text:p>
          </table:table-cell>
          <table:table-cell office:value-type="float" office:value="85141" table:style-name="ce48">
            <text:p>85.141</text:p>
          </table:table-cell>
          <table:table-cell office:value-type="percentage" office:value="0.93592393096625259" table:style-name="ce49">
            <text:p>93,6%</text:p>
          </table:table-cell>
          <table:table-cell office:value-type="float" office:value="89437" table:style-name="ce48">
            <text:p>89.437</text:p>
          </table:table-cell>
          <table:table-cell office:value-type="percentage" office:value="0.91837635799806949" table:style-name="ce49">
            <text:p>91,8%</text:p>
          </table:table-cell>
          <table:table-cell office:value-type="float" office:value="56771" table:style-name="ce48">
            <text:p>56.771</text:p>
          </table:table-cell>
          <table:table-cell office:value-type="percentage" office:value="0.84533488192024775" table:style-name="ce49">
            <text:p>84,5%</text:p>
          </table:table-cell>
          <table:table-cell office:value-type="float" office:value="43371" table:style-name="ce48">
            <text:p>43.371</text:p>
          </table:table-cell>
          <table:table-cell office:value-type="percentage" office:value="0.85253474338057511" table:style-name="ce49">
            <text:p>85,3%</text:p>
          </table:table-cell>
          <table:table-cell office:value-type="float" office:value="42960" table:style-name="ce48">
            <text:p>42.960</text:p>
          </table:table-cell>
          <table:table-cell office:value-type="percentage" office:value="0.94870039529183137" table:style-name="ce49">
            <text:p>94,9%</text:p>
          </table:table-cell>
          <table:table-cell office:value-type="float" office:value="493704" table:style-name="ce48">
            <text:p>493.70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670953322379535" table:style-name="ce49">
            <text:p>93,7%</text:p>
          </table:table-cell>
          <table:table-cell office:value-type="percentage" office:value="0.84588327008249742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95" table:style-name="ce48">
            <text:p>229.995</text:p>
          </table:table-cell>
          <table:table-cell office:value-type="percentage" office:value="1" table:style-name="ce49">
            <text:p>100,0%</text:p>
          </table:table-cell>
          <table:table-cell office:value-type="float" office:value="252321" table:style-name="ce48">
            <text:p>252.321</text:p>
          </table:table-cell>
          <table:table-cell office:value-type="percentage" office:value="1" table:style-name="ce49">
            <text:p>100,0%</text:p>
          </table:table-cell>
          <table:table-cell office:value-type="float" office:value="324575" table:style-name="ce48">
            <text:p>324.575</text:p>
          </table:table-cell>
          <table:table-cell office:value-type="percentage" office:value="0.99184703721699163" table:style-name="ce49">
            <text:p>99,2%</text:p>
          </table:table-cell>
          <table:table-cell office:value-type="float" office:value="357781" table:style-name="ce48">
            <text:p>357.781</text:p>
          </table:table-cell>
          <table:table-cell office:value-type="percentage" office:value="0.93855767137194623" table:style-name="ce49">
            <text:p>93,9%</text:p>
          </table:table-cell>
          <table:table-cell office:value-type="float" office:value="326057" table:style-name="ce48">
            <text:p>326.057</text:p>
          </table:table-cell>
          <table:table-cell office:value-type="percentage" office:value="0.90520596776253326" table:style-name="ce49">
            <text:p>90,5%</text:p>
          </table:table-cell>
          <table:table-cell office:value-type="float" office:value="218801" table:style-name="ce48">
            <text:p>218.801</text:p>
          </table:table-cell>
          <table:table-cell office:value-type="percentage" office:value="0.84511127762628335" table:style-name="ce49">
            <text:p>84,5%</text:p>
          </table:table-cell>
          <table:table-cell office:value-type="float" office:value="180784" table:style-name="ce48">
            <text:p>180.784</text:p>
          </table:table-cell>
          <table:table-cell office:value-type="percentage" office:value="0.85364460121164043" table:style-name="ce49">
            <text:p>85,4%</text:p>
          </table:table-cell>
          <table:table-cell office:value-type="float" office:value="155290" table:style-name="ce48">
            <text:p>155.290</text:p>
          </table:table-cell>
          <table:table-cell office:value-type="percentage" office:value="0.92325711363987684" table:style-name="ce49">
            <text:p>92,3%</text:p>
          </table:table-cell>
          <table:table-cell office:value-type="float" office:value="2045604" table:style-name="ce48">
            <text:p>2.045.60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74202598440526" table:style-name="ce49">
            <text:p>94,2%</text:p>
          </table:table-cell>
          <table:table-cell office:value-type="percentage" office:value="0.85710299252215139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28" table:style-name="ce48">
            <text:p>138.928</text:p>
          </table:table-cell>
          <table:table-cell office:value-type="percentage" office:value="1" table:style-name="ce49">
            <text:p>100,0%</text:p>
          </table:table-cell>
          <table:table-cell office:value-type="float" office:value="159329" table:style-name="ce48">
            <text:p>159.329</text:p>
          </table:table-cell>
          <table:table-cell office:value-type="percentage" office:value="1" table:style-name="ce49">
            <text:p>100,0%</text:p>
          </table:table-cell>
          <table:table-cell office:value-type="float" office:value="225324" table:style-name="ce48">
            <text:p>225.324</text:p>
          </table:table-cell>
          <table:table-cell office:value-type="percentage" office:value="0.9881418071464908" table:style-name="ce49">
            <text:p>98,8%</text:p>
          </table:table-cell>
          <table:table-cell office:value-type="float" office:value="289928" table:style-name="ce48">
            <text:p>289.928</text:p>
          </table:table-cell>
          <table:table-cell office:value-type="percentage" office:value="0.93102595638505237" table:style-name="ce49">
            <text:p>93,1%</text:p>
          </table:table-cell>
          <table:table-cell office:value-type="float" office:value="291769" table:style-name="ce48">
            <text:p>291.769</text:p>
          </table:table-cell>
          <table:table-cell office:value-type="percentage" office:value="0.88232768136058615" table:style-name="ce49">
            <text:p>88,2%</text:p>
          </table:table-cell>
          <table:table-cell office:value-type="float" office:value="211829" table:style-name="ce48">
            <text:p>211.829</text:p>
          </table:table-cell>
          <table:table-cell office:value-type="percentage" office:value="0.8218358027708913" table:style-name="ce49">
            <text:p>82,2%</text:p>
          </table:table-cell>
          <table:table-cell office:value-type="float" office:value="179947" table:style-name="ce48">
            <text:p>179.947</text:p>
          </table:table-cell>
          <table:table-cell office:value-type="percentage" office:value="0.82170581573756118" table:style-name="ce49">
            <text:p>82,2%</text:p>
          </table:table-cell>
          <table:table-cell office:value-type="float" office:value="159079" table:style-name="ce48">
            <text:p>159.079</text:p>
          </table:table-cell>
          <table:table-cell office:value-type="percentage" office:value="0.89462703018850942" table:style-name="ce49">
            <text:p>89,5%</text:p>
          </table:table-cell>
          <table:table-cell office:value-type="float" office:value="1656133" table:style-name="ce48">
            <text:p>1.656.13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192633372281651" table:style-name="ce49">
            <text:p>91,2%</text:p>
          </table:table-cell>
          <table:table-cell office:value-type="percentage" office:value="0.80839975086105231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63" table:style-name="ce48">
            <text:p>461.063</text:p>
          </table:table-cell>
          <table:table-cell office:value-type="percentage" office:value="1" table:style-name="ce49">
            <text:p>100,0%</text:p>
          </table:table-cell>
          <table:table-cell office:value-type="float" office:value="622028" table:style-name="ce48">
            <text:p>622.028</text:p>
          </table:table-cell>
          <table:table-cell office:value-type="percentage" office:value="0.97843759044634881" table:style-name="ce49">
            <text:p>97,8%</text:p>
          </table:table-cell>
          <table:table-cell office:value-type="float" office:value="809841" table:style-name="ce48">
            <text:p>809.841</text:p>
          </table:table-cell>
          <table:table-cell office:value-type="percentage" office:value="0.94997794680017456" table:style-name="ce49">
            <text:p>95,0%</text:p>
          </table:table-cell>
          <table:table-cell office:value-type="float" office:value="1044659" table:style-name="ce48">
            <text:p>1.044.659</text:p>
          </table:table-cell>
          <table:table-cell office:value-type="percentage" office:value="0.95193917264518624" table:style-name="ce49">
            <text:p>95,2%</text:p>
          </table:table-cell>
          <table:table-cell office:value-type="float" office:value="1166062" table:style-name="ce48">
            <text:p>1.166.062</text:p>
          </table:table-cell>
          <table:table-cell office:value-type="percentage" office:value="0.91417841995092242" table:style-name="ce49">
            <text:p>91,4%</text:p>
          </table:table-cell>
          <table:table-cell office:value-type="float" office:value="832265" table:style-name="ce48">
            <text:p>832.265</text:p>
          </table:table-cell>
          <table:table-cell office:value-type="percentage" office:value="0.86099823303276957" table:style-name="ce49">
            <text:p>86,1%</text:p>
          </table:table-cell>
          <table:table-cell office:value-type="float" office:value="698796" table:style-name="ce48">
            <text:p>698.796</text:p>
          </table:table-cell>
          <table:table-cell office:value-type="percentage" office:value="0.84288865917454814" table:style-name="ce49">
            <text:p>84,3%</text:p>
          </table:table-cell>
          <table:table-cell office:value-type="float" office:value="604930" table:style-name="ce48">
            <text:p>604.930</text:p>
          </table:table-cell>
          <table:table-cell office:value-type="percentage" office:value="0.90104757039038497" table:style-name="ce49">
            <text:p>90,1%</text:p>
          </table:table-cell>
          <table:table-cell office:value-type="float" office:value="6239644" table:style-name="ce48">
            <text:p>6.239.64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997392078985452" table:style-name="ce49">
            <text:p>92,0%</text:p>
          </table:table-cell>
          <table:table-cell office:value-type="percentage" office:value="0.81338003061559827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8155" table:style-name="ce48">
            <text:p>298.155</text:p>
          </table:table-cell>
          <table:table-cell office:value-type="percentage" office:value="1" table:style-name="ce49">
            <text:p>100,0%</text:p>
          </table:table-cell>
          <table:table-cell office:value-type="float" office:value="436382" table:style-name="ce48">
            <text:p>436.382</text:p>
          </table:table-cell>
          <table:table-cell office:value-type="percentage" office:value="0.99228243469402599" table:style-name="ce49">
            <text:p>99,2%</text:p>
          </table:table-cell>
          <table:table-cell office:value-type="float" office:value="574707" table:style-name="ce48">
            <text:p>574.707</text:p>
          </table:table-cell>
          <table:table-cell office:value-type="percentage" office:value="0.96243259537126968" table:style-name="ce49">
            <text:p>96,2%</text:p>
          </table:table-cell>
          <table:table-cell office:value-type="float" office:value="721706" table:style-name="ce48">
            <text:p>721.706</text:p>
          </table:table-cell>
          <table:table-cell office:value-type="percentage" office:value="0.94675296735126513" table:style-name="ce49">
            <text:p>94,7%</text:p>
          </table:table-cell>
          <table:table-cell office:value-type="float" office:value="765689" table:style-name="ce48">
            <text:p>765.689</text:p>
          </table:table-cell>
          <table:table-cell office:value-type="percentage" office:value="0.91075062773351034" table:style-name="ce49">
            <text:p>91,1%</text:p>
          </table:table-cell>
          <table:table-cell office:value-type="float" office:value="529629" table:style-name="ce48">
            <text:p>529.629</text:p>
          </table:table-cell>
          <table:table-cell office:value-type="percentage" office:value="0.86269894660713675" table:style-name="ce49">
            <text:p>86,3%</text:p>
          </table:table-cell>
          <table:table-cell office:value-type="float" office:value="446967" table:style-name="ce48">
            <text:p>446.967</text:p>
          </table:table-cell>
          <table:table-cell office:value-type="percentage" office:value="0.87166640989287658" table:style-name="ce49">
            <text:p>87,2%</text:p>
          </table:table-cell>
          <table:table-cell office:value-type="float" office:value="398887" table:style-name="ce48">
            <text:p>398.887</text:p>
          </table:table-cell>
          <table:table-cell office:value-type="percentage" office:value="0.92170881001180771" table:style-name="ce49">
            <text:p>92,2%</text:p>
          </table:table-cell>
          <table:table-cell office:value-type="float" office:value="4172122" table:style-name="ce48">
            <text:p>4.172.122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2878402751898581" table:style-name="ce49">
            <text:p>92,9%</text:p>
          </table:table-cell>
          <table:table-cell office:value-type="percentage" office:value="0.82664648323920231" table:style-name="ce49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5" table:style-name="ce48">
            <text:p>78.425</text:p>
          </table:table-cell>
          <table:table-cell office:value-type="percentage" office:value="1" table:style-name="ce49">
            <text:p>100,0%</text:p>
          </table:table-cell>
          <table:table-cell office:value-type="float" office:value="96154" table:style-name="ce48">
            <text:p>96.154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3" table:style-name="ce48">
            <text:p>133.463</text:p>
          </table:table-cell>
          <table:table-cell office:value-type="percentage" office:value="1" table:style-name="ce49">
            <text:p>100,0%</text:p>
          </table:table-cell>
          <table:table-cell office:value-type="float" office:value="162335" table:style-name="ce48">
            <text:p>162.335</text:p>
          </table:table-cell>
          <table:table-cell office:value-type="percentage" office:value="0.9665501658201997" table:style-name="ce49">
            <text:p>96,7%</text:p>
          </table:table-cell>
          <table:table-cell office:value-type="float" office:value="147340" table:style-name="ce48">
            <text:p>147.340</text:p>
          </table:table-cell>
          <table:table-cell office:value-type="percentage" office:value="0.93527828559821247" table:style-name="ce49">
            <text:p>93,5%</text:p>
          </table:table-cell>
          <table:table-cell office:value-type="float" office:value="114789" table:style-name="ce48">
            <text:p>114.789</text:p>
          </table:table-cell>
          <table:table-cell office:value-type="percentage" office:value="0.8840667888664685" table:style-name="ce49">
            <text:p>88,4%</text:p>
          </table:table-cell>
          <table:table-cell office:value-type="float" office:value="95617" table:style-name="ce48">
            <text:p>95.617</text:p>
          </table:table-cell>
          <table:table-cell office:value-type="percentage" office:value="0.84988356176559476" table:style-name="ce49">
            <text:p>85,0%</text:p>
          </table:table-cell>
          <table:table-cell office:value-type="float" office:value="81095" table:style-name="ce48">
            <text:p>81.095</text:p>
          </table:table-cell>
          <table:table-cell office:value-type="percentage" office:value="0.94616668027861717" table:style-name="ce49">
            <text:p>94,6%</text:p>
          </table:table-cell>
          <table:table-cell office:value-type="float" office:value="909218" table:style-name="ce48">
            <text:p>909.21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18241059491094" table:style-name="ce49">
            <text:p>95,7%</text:p>
          </table:table-cell>
          <table:table-cell office:value-type="percentage" office:value="0.85937510337911471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68" table:style-name="ce48">
            <text:p>243.068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0" table:style-name="ce48">
            <text:p>292.340</text:p>
          </table:table-cell>
          <table:table-cell office:value-type="percentage" office:value="1" table:style-name="ce49">
            <text:p>100,0%</text:p>
          </table:table-cell>
          <table:table-cell office:value-type="float" office:value="348207" table:style-name="ce48">
            <text:p>348.207</text:p>
          </table:table-cell>
          <table:table-cell office:value-type="percentage" office:value="0.98484299960969102" table:style-name="ce49">
            <text:p>98,5%</text:p>
          </table:table-cell>
          <table:table-cell office:value-type="float" office:value="393772" table:style-name="ce48">
            <text:p>393.772</text:p>
          </table:table-cell>
          <table:table-cell office:value-type="percentage" office:value="0.96229716520039099" table:style-name="ce49">
            <text:p>96,2%</text:p>
          </table:table-cell>
          <table:table-cell office:value-type="float" office:value="412466" table:style-name="ce48">
            <text:p>412.466</text:p>
          </table:table-cell>
          <table:table-cell office:value-type="percentage" office:value="0.93141720316956356" table:style-name="ce49">
            <text:p>93,1%</text:p>
          </table:table-cell>
          <table:table-cell office:value-type="float" office:value="268832" table:style-name="ce48">
            <text:p>268.832</text:p>
          </table:table-cell>
          <table:table-cell office:value-type="percentage" office:value="0.87113979999870383" table:style-name="ce49">
            <text:p>87,1%</text:p>
          </table:table-cell>
          <table:table-cell office:value-type="float" office:value="204599" table:style-name="ce48">
            <text:p>204.599</text:p>
          </table:table-cell>
          <table:table-cell office:value-type="percentage" office:value="0.88816297826898538" table:style-name="ce49">
            <text:p>88,8%</text:p>
          </table:table-cell>
          <table:table-cell office:value-type="float" office:value="176739" table:style-name="ce48">
            <text:p>176.739</text:p>
          </table:table-cell>
          <table:table-cell office:value-type="percentage" office:value="0.96397482328300899" table:style-name="ce49">
            <text:p>96,4%</text:p>
          </table:table-cell>
          <table:table-cell office:value-type="float" office:value="2340023" table:style-name="ce48">
            <text:p>2.340.02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72882876170495" table:style-name="ce49">
            <text:p>95,3%</text:p>
          </table:table-cell>
          <table:table-cell office:value-type="percentage" office:value="0.86767912206567899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3" table:style-name="ce48">
            <text:p>23.473</text:p>
          </table:table-cell>
          <table:table-cell office:value-type="percentage" office:value="1" table:style-name="ce49">
            <text:p>100,0%</text:p>
          </table:table-cell>
          <table:table-cell office:value-type="float" office:value="28784" table:style-name="ce48">
            <text:p>28.784</text:p>
          </table:table-cell>
          <table:table-cell office:value-type="percentage" office:value="1" table:style-name="ce49">
            <text:p>100,0%</text:p>
          </table:table-cell>
          <table:table-cell office:value-type="float" office:value="38509" table:style-name="ce48">
            <text:p>38.509</text:p>
          </table:table-cell>
          <table:table-cell office:value-type="percentage" office:value="0.99728077899207546" table:style-name="ce49">
            <text:p>99,7%</text:p>
          </table:table-cell>
          <table:table-cell office:value-type="float" office:value="45930" table:style-name="ce48">
            <text:p>45.930</text:p>
          </table:table-cell>
          <table:table-cell office:value-type="percentage" office:value="0.96694736842105267" table:style-name="ce49">
            <text:p>96,7%</text:p>
          </table:table-cell>
          <table:table-cell office:value-type="float" office:value="48478" table:style-name="ce48">
            <text:p>48.478</text:p>
          </table:table-cell>
          <table:table-cell office:value-type="percentage" office:value="0.93724383265022038" table:style-name="ce49">
            <text:p>93,7%</text:p>
          </table:table-cell>
          <table:table-cell office:value-type="float" office:value="32503" table:style-name="ce48">
            <text:p>32.503</text:p>
          </table:table-cell>
          <table:table-cell office:value-type="percentage" office:value="0.8776055729560428" table:style-name="ce49">
            <text:p>87,8%</text:p>
          </table:table-cell>
          <table:table-cell office:value-type="float" office:value="25777" table:style-name="ce48">
            <text:p>25.777</text:p>
          </table:table-cell>
          <table:table-cell office:value-type="percentage" office:value="0.85450507193529135" table:style-name="ce49">
            <text:p>85,5%</text:p>
          </table:table-cell>
          <table:table-cell office:value-type="float" office:value="25099" table:style-name="ce48">
            <text:p>25.099</text:p>
          </table:table-cell>
          <table:table-cell office:value-type="percentage" office:value="0.96590340581104484" table:style-name="ce49">
            <text:p>96,6%</text:p>
          </table:table-cell>
          <table:table-cell office:value-type="float" office:value="268553" table:style-name="ce48">
            <text:p>268.553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4078279374305" table:style-name="ce49">
            <text:p>95,4%</text:p>
          </table:table-cell>
          <table:table-cell office:value-type="percentage" office:value="0.84937819442335916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673" table:style-name="ce48">
            <text:p>72.673</text:p>
          </table:table-cell>
          <table:table-cell office:value-type="percentage" office:value="1" table:style-name="ce49">
            <text:p>100,0%</text:p>
          </table:table-cell>
          <table:table-cell office:value-type="float" office:value="103720" table:style-name="ce48">
            <text:p>103.720</text:p>
          </table:table-cell>
          <table:table-cell office:value-type="percentage" office:value="0.99805623448355496" table:style-name="ce49">
            <text:p>99,8%</text:p>
          </table:table-cell>
          <table:table-cell office:value-type="float" office:value="149672" table:style-name="ce48">
            <text:p>149.672</text:p>
          </table:table-cell>
          <table:table-cell office:value-type="percentage" office:value="0.97480151881256472" table:style-name="ce49">
            <text:p>97,5%</text:p>
          </table:table-cell>
          <table:table-cell office:value-type="float" office:value="209779" table:style-name="ce48">
            <text:p>209.779</text:p>
          </table:table-cell>
          <table:table-cell office:value-type="percentage" office:value="0.96183454606309859" table:style-name="ce49">
            <text:p>96,2%</text:p>
          </table:table-cell>
          <table:table-cell office:value-type="float" office:value="236543" table:style-name="ce48">
            <text:p>236.543</text:p>
          </table:table-cell>
          <table:table-cell office:value-type="percentage" office:value="0.93692269911434323" table:style-name="ce49">
            <text:p>93,7%</text:p>
          </table:table-cell>
          <table:table-cell office:value-type="float" office:value="174405" table:style-name="ce48">
            <text:p>174.405</text:p>
          </table:table-cell>
          <table:table-cell office:value-type="percentage" office:value="0.87608125621628141" table:style-name="ce49">
            <text:p>87,6%</text:p>
          </table:table-cell>
          <table:table-cell office:value-type="float" office:value="149665" table:style-name="ce48">
            <text:p>149.665</text:p>
          </table:table-cell>
          <table:table-cell office:value-type="percentage" office:value="0.86044532853471623" table:style-name="ce49">
            <text:p>86,0%</text:p>
          </table:table-cell>
          <table:table-cell office:value-type="float" office:value="131316" table:style-name="ce48">
            <text:p>131.316</text:p>
          </table:table-cell>
          <table:table-cell office:value-type="percentage" office:value="0.90803230624550535" table:style-name="ce49">
            <text:p>90,8%</text:p>
          </table:table-cell>
          <table:table-cell office:value-type="float" office:value="1227773" table:style-name="ce48">
            <text:p>1.227.773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181538751106163" table:style-name="ce49">
            <text:p>93,2%</text:p>
          </table:table-cell>
          <table:table-cell office:value-type="percentage" office:value="0.81144172533303016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0" table:style-name="ce48">
            <text:p>42.580</text:p>
          </table:table-cell>
          <table:table-cell office:value-type="percentage" office:value="1" table:style-name="ce49">
            <text:p>100,0%</text:p>
          </table:table-cell>
          <table:table-cell office:value-type="float" office:value="56006" table:style-name="ce48">
            <text:p>56.006</text:p>
          </table:table-cell>
          <table:table-cell office:value-type="percentage" office:value="0.98880649717514124" table:style-name="ce49">
            <text:p>98,9%</text:p>
          </table:table-cell>
          <table:table-cell office:value-type="float" office:value="72636" table:style-name="ce48">
            <text:p>72.636</text:p>
          </table:table-cell>
          <table:table-cell office:value-type="percentage" office:value="0.95990485000660764" table:style-name="ce49">
            <text:p>96,0%</text:p>
          </table:table-cell>
          <table:table-cell office:value-type="float" office:value="92540" table:style-name="ce48">
            <text:p>92.540</text:p>
          </table:table-cell>
          <table:table-cell office:value-type="percentage" office:value="0.94720465106757556" table:style-name="ce49">
            <text:p>94,7%</text:p>
          </table:table-cell>
          <table:table-cell office:value-type="float" office:value="96596" table:style-name="ce48">
            <text:p>96.596</text:p>
          </table:table-cell>
          <table:table-cell office:value-type="percentage" office:value="0.91367062985348502" table:style-name="ce49">
            <text:p>91,4%</text:p>
          </table:table-cell>
          <table:table-cell office:value-type="float" office:value="66020" table:style-name="ce48">
            <text:p>66.020</text:p>
          </table:table-cell>
          <table:table-cell office:value-type="percentage" office:value="0.86043086707763683" table:style-name="ce49">
            <text:p>86,0%</text:p>
          </table:table-cell>
          <table:table-cell office:value-type="float" office:value="59995" table:style-name="ce48">
            <text:p>59.995</text:p>
          </table:table-cell>
          <table:table-cell office:value-type="percentage" office:value="0.87199500014534459" table:style-name="ce49">
            <text:p>87,2%</text:p>
          </table:table-cell>
          <table:table-cell office:value-type="float" office:value="52927" table:style-name="ce48">
            <text:p>52.927</text:p>
          </table:table-cell>
          <table:table-cell office:value-type="percentage" office:value="0.92013351645485997" table:style-name="ce49">
            <text:p>92,0%</text:p>
          </table:table-cell>
          <table:table-cell office:value-type="float" office:value="539300" table:style-name="ce48">
            <text:p>539.300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54872159041946" table:style-name="ce49">
            <text:p>93,0%</text:p>
          </table:table-cell>
          <table:table-cell office:value-type="percentage" office:value="0.82003606759785541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771" table:style-name="ce48">
            <text:p>164.771</text:p>
          </table:table-cell>
          <table:table-cell office:value-type="percentage" office:value="1" table:style-name="ce49">
            <text:p>100,0%</text:p>
          </table:table-cell>
          <table:table-cell office:value-type="float" office:value="214416" table:style-name="ce48">
            <text:p>214.416</text:p>
          </table:table-cell>
          <table:table-cell office:value-type="percentage" office:value="0.99098749341393755" table:style-name="ce49">
            <text:p>99,1%</text:p>
          </table:table-cell>
          <table:table-cell office:value-type="float" office:value="280244" table:style-name="ce48">
            <text:p>280.244</text:p>
          </table:table-cell>
          <table:table-cell office:value-type="percentage" office:value="0.98620861970066476" table:style-name="ce49">
            <text:p>98,6%</text:p>
          </table:table-cell>
          <table:table-cell office:value-type="float" office:value="327111" table:style-name="ce48">
            <text:p>327.111</text:p>
          </table:table-cell>
          <table:table-cell office:value-type="percentage" office:value="0.96931255500537827" table:style-name="ce49">
            <text:p>96,9%</text:p>
          </table:table-cell>
          <table:table-cell office:value-type="float" office:value="326471" table:style-name="ce48">
            <text:p>326.471</text:p>
          </table:table-cell>
          <table:table-cell office:value-type="percentage" office:value="0.93796255860991085" table:style-name="ce49">
            <text:p>93,8%</text:p>
          </table:table-cell>
          <table:table-cell office:value-type="float" office:value="212091" table:style-name="ce48">
            <text:p>212.091</text:p>
          </table:table-cell>
          <table:table-cell office:value-type="percentage" office:value="0.89250741683674539" table:style-name="ce49">
            <text:p>89,3%</text:p>
          </table:table-cell>
          <table:table-cell office:value-type="float" office:value="175417" table:style-name="ce48">
            <text:p>175.417</text:p>
          </table:table-cell>
          <table:table-cell office:value-type="percentage" office:value="0.88054112391135209" table:style-name="ce49">
            <text:p>88,1%</text:p>
          </table:table-cell>
          <table:table-cell office:value-type="float" office:value="159784" table:style-name="ce48">
            <text:p>159.784</text:p>
          </table:table-cell>
          <table:table-cell office:value-type="percentage" office:value="0.92458496559944914" table:style-name="ce49">
            <text:p>92,5%</text:p>
          </table:table-cell>
          <table:table-cell office:value-type="float" office:value="1860305" table:style-name="ce48">
            <text:p>1.860.30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43953237765133" table:style-name="ce49">
            <text:p>95,1%</text:p>
          </table:table-cell>
          <table:table-cell office:value-type="percentage" office:value="0.85104450873504278" table:style-name="ce49">
            <text:p>85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3" table:style-name="ce48">
            <text:p>2.403</text:p>
          </table:table-cell>
          <table:table-cell office:value-type="percentage" office:value="0.84702150158618261" table:style-name="ce49">
            <text:p>84,7%</text:p>
          </table:table-cell>
          <table:table-cell office:value-type="float" office:value="3924" table:style-name="ce48">
            <text:p>3.924</text:p>
          </table:table-cell>
          <table:table-cell office:value-type="percentage" office:value="0.89100817438692093" table:style-name="ce49">
            <text:p>89,1%</text:p>
          </table:table-cell>
          <table:table-cell office:value-type="float" office:value="7699" table:style-name="ce48">
            <text:p>7.699</text:p>
          </table:table-cell>
          <table:table-cell office:value-type="percentage" office:value="0.92436066754712454" table:style-name="ce49">
            <text:p>92,4%</text:p>
          </table:table-cell>
          <table:table-cell office:value-type="float" office:value="10656" table:style-name="ce48">
            <text:p>10.656</text:p>
          </table:table-cell>
          <table:table-cell office:value-type="percentage" office:value="0.92203859132992994" table:style-name="ce49">
            <text:p>92,2%</text:p>
          </table:table-cell>
          <table:table-cell office:value-type="float" office:value="11267" table:style-name="ce48">
            <text:p>11.267</text:p>
          </table:table-cell>
          <table:table-cell office:value-type="percentage" office:value="0.91179088775592776" table:style-name="ce49">
            <text:p>91,2%</text:p>
          </table:table-cell>
          <table:table-cell office:value-type="float" office:value="9461" table:style-name="ce48">
            <text:p>9.461</text:p>
          </table:table-cell>
          <table:table-cell office:value-type="percentage" office:value="0.8299850864110887" table:style-name="ce49">
            <text:p>83,0%</text:p>
          </table:table-cell>
          <table:table-cell office:value-type="float" office:value="9523" table:style-name="ce48">
            <text:p>9.523</text:p>
          </table:table-cell>
          <table:table-cell office:value-type="percentage" office:value="0.87648412333179937" table:style-name="ce49">
            <text:p>87,6%</text:p>
          </table:table-cell>
          <table:table-cell office:value-type="float" office:value="9131" table:style-name="ce48">
            <text:p>9.131</text:p>
          </table:table-cell>
          <table:table-cell office:value-type="percentage" office:value="0.98383794849692918" table:style-name="ce49">
            <text:p>98,4%</text:p>
          </table:table-cell>
          <table:table-cell office:value-type="float" office:value="64064" table:style-name="ce48">
            <text:p>64.064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194146053020596" table:style-name="ce49">
            <text:p>90,2%</text:p>
          </table:table-cell>
          <table:table-cell office:value-type="percentage" office:value="0.7670773614952644" table:style-name="ce49">
            <text:p>76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8" table:style-name="ce48">
            <text:p>7.528</text:p>
          </table:table-cell>
          <table:table-cell office:value-type="percentage" office:value="0.94041224234853216" table:style-name="ce49">
            <text:p>94,0%</text:p>
          </table:table-cell>
          <table:table-cell office:value-type="float" office:value="10180" table:style-name="ce48">
            <text:p>10.180</text:p>
          </table:table-cell>
          <table:table-cell office:value-type="percentage" office:value="0.94250532358114991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10" table:style-name="ce48">
            <text:p>9.310</text:p>
          </table:table-cell>
          <table:table-cell office:value-type="percentage" office:value="0.85007304601899192" table:style-name="ce49">
            <text:p>85,0%</text:p>
          </table:table-cell>
          <table:table-cell office:value-type="float" office:value="9712" table:style-name="ce48">
            <text:p>9.712</text:p>
          </table:table-cell>
          <table:table-cell office:value-type="percentage" office:value="0.83072448892310324" table:style-name="ce49">
            <text:p>83,1%</text:p>
          </table:table-cell>
          <table:table-cell office:value-type="float" office:value="8822" table:style-name="ce48">
            <text:p>8.822</text:p>
          </table:table-cell>
          <table:table-cell office:value-type="percentage" office:value="0.92087682672233817" table:style-name="ce49">
            <text:p>92,1%</text:p>
          </table:table-cell>
          <table:table-cell office:value-type="float" office:value="61782" table:style-name="ce48">
            <text:p>61.78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01860369730169" table:style-name="ce49">
            <text:p>90,5%</text:p>
          </table:table-cell>
          <table:table-cell office:value-type="percentage" office:value="0.73530741948537293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3" table:style-name="ce48">
            <text:p>9.673</text:p>
          </table:table-cell>
          <table:table-cell office:value-type="string" table:style-name="ce49">
            <text:p>-</text:p>
          </table:table-cell>
          <table:table-cell office:value-type="float" office:value="22678" table:style-name="ce48">
            <text:p>22.678</text:p>
          </table:table-cell>
          <table:table-cell office:value-type="string" table:style-name="ce49">
            <text:p>-</text:p>
          </table:table-cell>
          <table:table-cell office:value-type="float" office:value="32663" table:style-name="ce48">
            <text:p>32.663</text:p>
          </table:table-cell>
          <table:table-cell office:value-type="string" table:style-name="ce49">
            <text:p>-</text:p>
          </table:table-cell>
          <table:table-cell office:value-type="float" office:value="25076" table:style-name="ce48">
            <text:p>25.076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71" table:style-name="ce48">
            <text:p>95.07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41" table:style-name="ce51">
            <text:p>1.941</text:p>
          </table:table-cell>
          <table:table-cell office:value-type="string" table:style-name="ce52">
            <text:p>-</text:p>
          </table:table-cell>
          <table:table-cell office:value-type="float" office:value="2404" table:style-name="ce51">
            <text:p>2.404</text:p>
          </table:table-cell>
          <table:table-cell office:value-type="string" table:style-name="ce52">
            <text:p>-</text:p>
          </table:table-cell>
          <table:table-cell office:value-type="float" office:value="2106" table:style-name="ce51">
            <text:p>2.106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47" table:style-name="ce51">
            <text:p>8.047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49039" table:style-name="ce55">
            <text:p>2.949.039</text:p>
          </table:table-cell>
          <table:table-cell office:value-type="percentage" office:value="1" table:style-name="ce56">
            <text:p>100,0%</text:p>
          </table:table-cell>
          <table:table-cell office:value-type="float" office:value="3965885" table:style-name="ce55">
            <text:p>3.965.885</text:p>
          </table:table-cell>
          <table:table-cell office:value-type="percentage" office:value="0.99225786242043379" table:style-name="ce56">
            <text:p>99,2%</text:p>
          </table:table-cell>
          <table:table-cell office:value-type="float" office:value="5333135" table:style-name="ce55">
            <text:p>5.333.135</text:p>
          </table:table-cell>
          <table:table-cell office:value-type="percentage" office:value="0.96831231412251306" table:style-name="ce56">
            <text:p>96,8%</text:p>
          </table:table-cell>
          <table:table-cell office:value-type="float" office:value="6766658" table:style-name="ce55">
            <text:p>6.766.658</text:p>
          </table:table-cell>
          <table:table-cell office:value-type="percentage" office:value="0.94907846233383275" table:style-name="ce56">
            <text:p>94,9%</text:p>
          </table:table-cell>
          <table:table-cell office:value-type="float" office:value="7130432" table:style-name="ce55">
            <text:p>7.130.432</text:p>
          </table:table-cell>
          <table:table-cell office:value-type="percentage" office:value="0.9121922912779743" table:style-name="ce56">
            <text:p>91,2%</text:p>
          </table:table-cell>
          <table:table-cell office:value-type="float" office:value="5124369" table:style-name="ce55">
            <text:p>5.124.369</text:p>
          </table:table-cell>
          <table:table-cell office:value-type="percentage" office:value="0.86239511142675385" table:style-name="ce56">
            <text:p>86,2%</text:p>
          </table:table-cell>
          <table:table-cell office:value-type="float" office:value="4244038" table:style-name="ce55">
            <text:p>4.244.038</text:p>
          </table:table-cell>
          <table:table-cell office:value-type="percentage" office:value="0.86180272326409935" table:style-name="ce56">
            <text:p>86,2%</text:p>
          </table:table-cell>
          <table:table-cell office:value-type="float" office:value="3641652" table:style-name="ce55">
            <text:p>3.641.652</text:p>
          </table:table-cell>
          <table:table-cell office:value-type="percentage" office:value="0.91407799572385484" table:style-name="ce56">
            <text:p>91,4%</text:p>
          </table:table-cell>
          <table:table-cell office:value-type="float" office:value="39155208" table:style-name="ce55">
            <text:p>39.155.208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17772597214754" table:style-name="ce56">
            <text:p>92,8%</text:p>
          </table:table-cell>
          <table:table-cell office:value-type="percentage" office:value="0.82608194904598331" table:style-name="ce56">
            <text:p>82,6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587" table:style-name="ce45">
            <text:p>430.587</text:p>
          </table:table-cell>
          <table:table-cell office:value-type="percentage" office:value="1" table:style-name="ce46">
            <text:p>100,0%</text:p>
          </table:table-cell>
          <table:table-cell office:value-type="float" office:value="652656" table:style-name="ce45">
            <text:p>652.656</text:p>
          </table:table-cell>
          <table:table-cell office:value-type="percentage" office:value="0.99745232859000832" table:style-name="ce46">
            <text:p>99,7%</text:p>
          </table:table-cell>
          <table:table-cell office:value-type="float" office:value="930610" table:style-name="ce45">
            <text:p>930.610</text:p>
          </table:table-cell>
          <table:table-cell office:value-type="percentage" office:value="0.97117703596948124" table:style-name="ce46">
            <text:p>97,1%</text:p>
          </table:table-cell>
          <table:table-cell office:value-type="float" office:value="1219503" table:style-name="ce45">
            <text:p>1.219.503</text:p>
          </table:table-cell>
          <table:table-cell office:value-type="percentage" office:value="0.94711985405303389" table:style-name="ce46">
            <text:p>94,7%</text:p>
          </table:table-cell>
          <table:table-cell office:value-type="float" office:value="1261956" table:style-name="ce45">
            <text:p>1.261.956</text:p>
          </table:table-cell>
          <table:table-cell office:value-type="percentage" office:value="0.91159660660417707" table:style-name="ce46">
            <text:p>91,2%</text:p>
          </table:table-cell>
          <table:table-cell office:value-type="float" office:value="944796" table:style-name="ce45">
            <text:p>944.796</text:p>
          </table:table-cell>
          <table:table-cell office:value-type="percentage" office:value="0.85752328292670088" table:style-name="ce46">
            <text:p>85,8%</text:p>
          </table:table-cell>
          <table:table-cell office:value-type="float" office:value="784542" table:style-name="ce45">
            <text:p>784.542</text:p>
          </table:table-cell>
          <table:table-cell office:value-type="percentage" office:value="0.84713511972633981" table:style-name="ce46">
            <text:p>84,7%</text:p>
          </table:table-cell>
          <table:table-cell office:value-type="float" office:value="693534" table:style-name="ce45">
            <text:p>693.534</text:p>
          </table:table-cell>
          <table:table-cell office:value-type="percentage" office:value="0.89737670894330823" table:style-name="ce46">
            <text:p>89,7%</text:p>
          </table:table-cell>
          <table:table-cell office:value-type="float" office:value="6918184" table:style-name="ce45">
            <text:p>6.918.18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44104858747433" table:style-name="ce46">
            <text:p>92,1%</text:p>
          </table:table-cell>
          <table:table-cell office:value-type="percentage" office:value="0.81369177004068471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3" table:style-name="ce48">
            <text:p>100.503</text:p>
          </table:table-cell>
          <table:table-cell office:value-type="percentage" office:value="1" table:style-name="ce49">
            <text:p>100,0%</text:p>
          </table:table-cell>
          <table:table-cell office:value-type="float" office:value="119184" table:style-name="ce48">
            <text:p>119.184</text:p>
          </table:table-cell>
          <table:table-cell office:value-type="percentage" office:value="0.99631347962382444" table:style-name="ce49">
            <text:p>99,6%</text:p>
          </table:table-cell>
          <table:table-cell office:value-type="float" office:value="154450" table:style-name="ce48">
            <text:p>154.450</text:p>
          </table:table-cell>
          <table:table-cell office:value-type="percentage" office:value="0.9574731882710309" table:style-name="ce49">
            <text:p>95,7%</text:p>
          </table:table-cell>
          <table:table-cell office:value-type="float" office:value="186748" table:style-name="ce48">
            <text:p>186.748</text:p>
          </table:table-cell>
          <table:table-cell office:value-type="percentage" office:value="0.92923321888839128" table:style-name="ce49">
            <text:p>92,9%</text:p>
          </table:table-cell>
          <table:table-cell office:value-type="float" office:value="189703" table:style-name="ce48">
            <text:p>189.703</text:p>
          </table:table-cell>
          <table:table-cell office:value-type="percentage" office:value="0.88796884434812318" table:style-name="ce49">
            <text:p>88,8%</text:p>
          </table:table-cell>
          <table:table-cell office:value-type="float" office:value="128394" table:style-name="ce48">
            <text:p>128.394</text:p>
          </table:table-cell>
          <table:table-cell office:value-type="percentage" office:value="0.81119296427804244" table:style-name="ce49">
            <text:p>81,1%</text:p>
          </table:table-cell>
          <table:table-cell office:value-type="float" office:value="106736" table:style-name="ce48">
            <text:p>106.736</text:p>
          </table:table-cell>
          <table:table-cell office:value-type="percentage" office:value="0.81603694246089387" table:style-name="ce49">
            <text:p>81,6%</text:p>
          </table:table-cell>
          <table:table-cell office:value-type="float" office:value="90471" table:style-name="ce48">
            <text:p>90.471</text:p>
          </table:table-cell>
          <table:table-cell office:value-type="percentage" office:value="0.84523108831525551" table:style-name="ce49">
            <text:p>84,5%</text:p>
          </table:table-cell>
          <table:table-cell office:value-type="float" office:value="1076189" table:style-name="ce48">
            <text:p>1.076.18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481062848072313" table:style-name="ce49">
            <text:p>90,5%</text:p>
          </table:table-cell>
          <table:table-cell office:value-type="percentage" office:value="0.80847593741572032" table:style-name="ce49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13" table:style-name="ce48">
            <text:p>88.413</text:p>
          </table:table-cell>
          <table:table-cell office:value-type="percentage" office:value="1" table:style-name="ce49">
            <text:p>100,0%</text:p>
          </table:table-cell>
          <table:table-cell office:value-type="float" office:value="114260" table:style-name="ce48">
            <text:p>114.260</text:p>
          </table:table-cell>
          <table:table-cell office:value-type="percentage" office:value="1" table:style-name="ce49">
            <text:p>100,0%</text:p>
          </table:table-cell>
          <table:table-cell office:value-type="float" office:value="148125" table:style-name="ce48">
            <text:p>148.125</text:p>
          </table:table-cell>
          <table:table-cell office:value-type="percentage" office:value="0.97457069544048947" table:style-name="ce49">
            <text:p>97,5%</text:p>
          </table:table-cell>
          <table:table-cell office:value-type="float" office:value="153241" table:style-name="ce48">
            <text:p>153.241</text:p>
          </table:table-cell>
          <table:table-cell office:value-type="percentage" office:value="0.94544770272021128" table:style-name="ce49">
            <text:p>94,5%</text:p>
          </table:table-cell>
          <table:table-cell office:value-type="float" office:value="151111" table:style-name="ce48">
            <text:p>151.111</text:p>
          </table:table-cell>
          <table:table-cell office:value-type="percentage" office:value="0.91074614271938281" table:style-name="ce49">
            <text:p>91,1%</text:p>
          </table:table-cell>
          <table:table-cell office:value-type="float" office:value="91116" table:style-name="ce48">
            <text:p>91.116</text:p>
          </table:table-cell>
          <table:table-cell office:value-type="percentage" office:value="0.83907506146918254" table:style-name="ce49">
            <text:p>83,9%</text:p>
          </table:table-cell>
          <table:table-cell office:value-type="float" office:value="66676" table:style-name="ce48">
            <text:p>66.676</text:p>
          </table:table-cell>
          <table:table-cell office:value-type="percentage" office:value="0.84142247797884961" table:style-name="ce49">
            <text:p>84,1%</text:p>
          </table:table-cell>
          <table:table-cell office:value-type="float" office:value="60826" table:style-name="ce48">
            <text:p>60.826</text:p>
          </table:table-cell>
          <table:table-cell office:value-type="percentage" office:value="0.9321135221282334" table:style-name="ce49">
            <text:p>93,2%</text:p>
          </table:table-cell>
          <table:table-cell office:value-type="float" office:value="873768" table:style-name="ce48">
            <text:p>873.76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08411763378252" table:style-name="ce49">
            <text:p>93,9%</text:p>
          </table:table-cell>
          <table:table-cell office:value-type="percentage" office:value="0.86264931300468262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61" table:style-name="ce48">
            <text:p>51.361</text:p>
          </table:table-cell>
          <table:table-cell office:value-type="percentage" office:value="0.95763802136744169" table:style-name="ce49">
            <text:p>95,8%</text:p>
          </table:table-cell>
          <table:table-cell office:value-type="float" office:value="79589" table:style-name="ce48">
            <text:p>79.589</text:p>
          </table:table-cell>
          <table:table-cell office:value-type="percentage" office:value="0.91236215237178164" table:style-name="ce49">
            <text:p>91,2%</text:p>
          </table:table-cell>
          <table:table-cell office:value-type="float" office:value="111682" table:style-name="ce48">
            <text:p>111.682</text:p>
          </table:table-cell>
          <table:table-cell office:value-type="percentage" office:value="0.87667297261230992" table:style-name="ce49">
            <text:p>87,7%</text:p>
          </table:table-cell>
          <table:table-cell office:value-type="float" office:value="152428" table:style-name="ce48">
            <text:p>152.428</text:p>
          </table:table-cell>
          <table:table-cell office:value-type="percentage" office:value="0.85871059332537125" table:style-name="ce49">
            <text:p>85,9%</text:p>
          </table:table-cell>
          <table:table-cell office:value-type="float" office:value="172037" table:style-name="ce48">
            <text:p>172.037</text:p>
          </table:table-cell>
          <table:table-cell office:value-type="percentage" office:value="0.79417698028371875" table:style-name="ce49">
            <text:p>79,4%</text:p>
          </table:table-cell>
          <table:table-cell office:value-type="float" office:value="132581" table:style-name="ce48">
            <text:p>132.581</text:p>
          </table:table-cell>
          <table:table-cell office:value-type="percentage" office:value="0.72036490679011345" table:style-name="ce49">
            <text:p>72,0%</text:p>
          </table:table-cell>
          <table:table-cell office:value-type="float" office:value="102051" table:style-name="ce48">
            <text:p>102.051</text:p>
          </table:table-cell>
          <table:table-cell office:value-type="percentage" office:value="0.74374148222107239" table:style-name="ce49">
            <text:p>74,4%</text:p>
          </table:table-cell>
          <table:table-cell office:value-type="float" office:value="80004" table:style-name="ce48">
            <text:p>80.004</text:p>
          </table:table-cell>
          <table:table-cell office:value-type="percentage" office:value="0.80376949043562129" table:style-name="ce49">
            <text:p>80,4%</text:p>
          </table:table-cell>
          <table:table-cell office:value-type="float" office:value="881733" table:style-name="ce48">
            <text:p>881.733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01733957294542" table:style-name="ce49">
            <text:p>81,4%</text:p>
          </table:table-cell>
          <table:table-cell office:value-type="percentage" office:value="0.72286528253161442" table:style-name="ce49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593" table:style-name="ce48">
            <text:p>92.593</text:p>
          </table:table-cell>
          <table:table-cell office:value-type="percentage" office:value="0.92259022339132346" table:style-name="ce49">
            <text:p>92,3%</text:p>
          </table:table-cell>
          <table:table-cell office:value-type="float" office:value="151406" table:style-name="ce48">
            <text:p>151.406</text:p>
          </table:table-cell>
          <table:table-cell office:value-type="percentage" office:value="0.90420792374855175" table:style-name="ce49">
            <text:p>90,4%</text:p>
          </table:table-cell>
          <table:table-cell office:value-type="float" office:value="223437" table:style-name="ce48">
            <text:p>223.437</text:p>
          </table:table-cell>
          <table:table-cell office:value-type="percentage" office:value="0.88822325137643854" table:style-name="ce49">
            <text:p>88,8%</text:p>
          </table:table-cell>
          <table:table-cell office:value-type="float" office:value="322214" table:style-name="ce48">
            <text:p>322.214</text:p>
          </table:table-cell>
          <table:table-cell office:value-type="percentage" office:value="0.87499422941666871" table:style-name="ce49">
            <text:p>87,5%</text:p>
          </table:table-cell>
          <table:table-cell office:value-type="float" office:value="319819" table:style-name="ce48">
            <text:p>319.819</text:p>
          </table:table-cell>
          <table:table-cell office:value-type="percentage" office:value="0.8115070856751373" table:style-name="ce49">
            <text:p>81,2%</text:p>
          </table:table-cell>
          <table:table-cell office:value-type="float" office:value="231233" table:style-name="ce48">
            <text:p>231.233</text:p>
          </table:table-cell>
          <table:table-cell office:value-type="percentage" office:value="0.73908943879410094" table:style-name="ce49">
            <text:p>73,9%</text:p>
          </table:table-cell>
          <table:table-cell office:value-type="float" office:value="188446" table:style-name="ce48">
            <text:p>188.446</text:p>
          </table:table-cell>
          <table:table-cell office:value-type="percentage" office:value="0.7399586132696695" table:style-name="ce49">
            <text:p>74,0%</text:p>
          </table:table-cell>
          <table:table-cell office:value-type="float" office:value="156155" table:style-name="ce48">
            <text:p>156.155</text:p>
          </table:table-cell>
          <table:table-cell office:value-type="percentage" office:value="0.8474479689577511" table:style-name="ce49">
            <text:p>84,7%</text:p>
          </table:table-cell>
          <table:table-cell office:value-type="float" office:value="1685303" table:style-name="ce48">
            <text:p>1.685.30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76431082564994" table:style-name="ce49">
            <text:p>82,9%</text:p>
          </table:table-cell>
          <table:table-cell office:value-type="percentage" office:value="0.75090281500056366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40" table:style-name="ce48">
            <text:p>42.240</text:p>
          </table:table-cell>
          <table:table-cell office:value-type="percentage" office:value="1" table:style-name="ce49">
            <text:p>100,0%</text:p>
          </table:table-cell>
          <table:table-cell office:value-type="float" office:value="56051" table:style-name="ce48">
            <text:p>56.051</text:p>
          </table:table-cell>
          <table:table-cell office:value-type="percentage" office:value="1" table:style-name="ce49">
            <text:p>100,0%</text:p>
          </table:table-cell>
          <table:table-cell office:value-type="float" office:value="76991" table:style-name="ce48">
            <text:p>76.991</text:p>
          </table:table-cell>
          <table:table-cell office:value-type="percentage" office:value="0.97140946540999529" table:style-name="ce49">
            <text:p>97,1%</text:p>
          </table:table-cell>
          <table:table-cell office:value-type="float" office:value="84830" table:style-name="ce48">
            <text:p>84.830</text:p>
          </table:table-cell>
          <table:table-cell office:value-type="percentage" office:value="0.93250522150159398" table:style-name="ce49">
            <text:p>93,3%</text:p>
          </table:table-cell>
          <table:table-cell office:value-type="float" office:value="88907" table:style-name="ce48">
            <text:p>88.907</text:p>
          </table:table-cell>
          <table:table-cell office:value-type="percentage" office:value="0.91293409730351383" table:style-name="ce49">
            <text:p>91,3%</text:p>
          </table:table-cell>
          <table:table-cell office:value-type="float" office:value="56152" table:style-name="ce48">
            <text:p>56.152</text:p>
          </table:table-cell>
          <table:table-cell office:value-type="percentage" office:value="0.83611781172756783" table:style-name="ce49">
            <text:p>83,6%</text:p>
          </table:table-cell>
          <table:table-cell office:value-type="float" office:value="42621" table:style-name="ce48">
            <text:p>42.621</text:p>
          </table:table-cell>
          <table:table-cell office:value-type="percentage" office:value="0.83779214907711363" table:style-name="ce49">
            <text:p>83,8%</text:p>
          </table:table-cell>
          <table:table-cell office:value-type="float" office:value="41536" table:style-name="ce48">
            <text:p>41.536</text:p>
          </table:table-cell>
          <table:table-cell office:value-type="percentage" office:value="0.91725371552238144" table:style-name="ce49">
            <text:p>91,7%</text:p>
          </table:table-cell>
          <table:table-cell office:value-type="float" office:value="489328" table:style-name="ce48">
            <text:p>489.328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840690469052978" table:style-name="ce49">
            <text:p>92,8%</text:p>
          </table:table-cell>
          <table:table-cell office:value-type="percentage" office:value="0.83838569017655973" table:style-name="ce49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26" table:style-name="ce48">
            <text:p>228.026</text:p>
          </table:table-cell>
          <table:table-cell office:value-type="percentage" office:value="1" table:style-name="ce49">
            <text:p>100,0%</text:p>
          </table:table-cell>
          <table:table-cell office:value-type="float" office:value="250545" table:style-name="ce48">
            <text:p>250.545</text:p>
          </table:table-cell>
          <table:table-cell office:value-type="percentage" office:value="1" table:style-name="ce49">
            <text:p>100,0%</text:p>
          </table:table-cell>
          <table:table-cell office:value-type="float" office:value="322576" table:style-name="ce48">
            <text:p>322.576</text:p>
          </table:table-cell>
          <table:table-cell office:value-type="percentage" office:value="0.98573842679598955" table:style-name="ce49">
            <text:p>98,6%</text:p>
          </table:table-cell>
          <table:table-cell office:value-type="float" office:value="353482" table:style-name="ce48">
            <text:p>353.482</text:p>
          </table:table-cell>
          <table:table-cell office:value-type="percentage" office:value="0.92728021552820938" table:style-name="ce49">
            <text:p>92,7%</text:p>
          </table:table-cell>
          <table:table-cell office:value-type="float" office:value="321766" table:style-name="ce48">
            <text:p>321.766</text:p>
          </table:table-cell>
          <table:table-cell office:value-type="percentage" office:value="0.89329320770012377" table:style-name="ce49">
            <text:p>89,3%</text:p>
          </table:table-cell>
          <table:table-cell office:value-type="float" office:value="214070" table:style-name="ce48">
            <text:p>214.070</text:p>
          </table:table-cell>
          <table:table-cell office:value-type="percentage" office:value="0.82683795412936167" table:style-name="ce49">
            <text:p>82,7%</text:p>
          </table:table-cell>
          <table:table-cell office:value-type="float" office:value="175114" table:style-name="ce48">
            <text:p>175.114</text:p>
          </table:table-cell>
          <table:table-cell office:value-type="percentage" office:value="0.82687140840215512" table:style-name="ce49">
            <text:p>82,7%</text:p>
          </table:table-cell>
          <table:table-cell office:value-type="float" office:value="145871" table:style-name="ce48">
            <text:p>145.871</text:p>
          </table:table-cell>
          <table:table-cell office:value-type="percentage" office:value="0.86725763683278045" table:style-name="ce49">
            <text:p>86,7%</text:p>
          </table:table-cell>
          <table:table-cell office:value-type="float" office:value="2011450" table:style-name="ce48">
            <text:p>2.011.450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01842691270253" table:style-name="ce49">
            <text:p>92,6%</text:p>
          </table:table-cell>
          <table:table-cell office:value-type="percentage" office:value="0.84279255139737763" table:style-name="ce49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24" table:style-name="ce48">
            <text:p>136.924</text:p>
          </table:table-cell>
          <table:table-cell office:value-type="percentage" office:value="1" table:style-name="ce49">
            <text:p>100,0%</text:p>
          </table:table-cell>
          <table:table-cell office:value-type="float" office:value="157843" table:style-name="ce48">
            <text:p>157.843</text:p>
          </table:table-cell>
          <table:table-cell office:value-type="percentage" office:value="1" table:style-name="ce49">
            <text:p>100,0%</text:p>
          </table:table-cell>
          <table:table-cell office:value-type="float" office:value="219957" table:style-name="ce48">
            <text:p>219.957</text:p>
          </table:table-cell>
          <table:table-cell office:value-type="percentage" office:value="0.96460522391986947" table:style-name="ce49">
            <text:p>96,5%</text:p>
          </table:table-cell>
          <table:table-cell office:value-type="float" office:value="283620" table:style-name="ce48">
            <text:p>283.620</text:p>
          </table:table-cell>
          <table:table-cell office:value-type="percentage" office:value="0.91076950742918428" table:style-name="ce49">
            <text:p>91,1%</text:p>
          </table:table-cell>
          <table:table-cell office:value-type="float" office:value="283452" table:style-name="ce48">
            <text:p>283.452</text:p>
          </table:table-cell>
          <table:table-cell office:value-type="percentage" office:value="0.85717655383889613" table:style-name="ce49">
            <text:p>85,7%</text:p>
          </table:table-cell>
          <table:table-cell office:value-type="float" office:value="203522" table:style-name="ce48">
            <text:p>203.522</text:p>
          </table:table-cell>
          <table:table-cell office:value-type="percentage" office:value="0.78960702383307924" table:style-name="ce49">
            <text:p>79,0%</text:p>
          </table:table-cell>
          <table:table-cell office:value-type="float" office:value="171204" table:style-name="ce48">
            <text:p>171.204</text:p>
          </table:table-cell>
          <table:table-cell office:value-type="percentage" office:value="0.78178198290348511" table:style-name="ce49">
            <text:p>78,2%</text:p>
          </table:table-cell>
          <table:table-cell office:value-type="float" office:value="151386" table:style-name="ce48">
            <text:p>151.386</text:p>
          </table:table-cell>
          <table:table-cell office:value-type="percentage" office:value="0.85136320691051426" table:style-name="ce49">
            <text:p>85,1%</text:p>
          </table:table-cell>
          <table:table-cell office:value-type="float" office:value="1607908" table:style-name="ce48">
            <text:p>1.607.908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537191602581822" table:style-name="ce49">
            <text:p>88,5%</text:p>
          </table:table-cell>
          <table:table-cell office:value-type="percentage" office:value="0.78485992767941515" table:style-name="ce49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341" table:style-name="ce48">
            <text:p>455.341</text:p>
          </table:table-cell>
          <table:table-cell office:value-type="percentage" office:value="1" table:style-name="ce49">
            <text:p>100,0%</text:p>
          </table:table-cell>
          <table:table-cell office:value-type="float" office:value="618013" table:style-name="ce48">
            <text:p>618.013</text:p>
          </table:table-cell>
          <table:table-cell office:value-type="percentage" office:value="0.97212207583021881" table:style-name="ce49">
            <text:p>97,2%</text:p>
          </table:table-cell>
          <table:table-cell office:value-type="float" office:value="798265" table:style-name="ce48">
            <text:p>798.265</text:p>
          </table:table-cell>
          <table:table-cell office:value-type="percentage" office:value="0.93639880631190731" table:style-name="ce49">
            <text:p>93,6%</text:p>
          </table:table-cell>
          <table:table-cell office:value-type="float" office:value="1035174" table:style-name="ce48">
            <text:p>1.035.174</text:p>
          </table:table-cell>
          <table:table-cell office:value-type="percentage" office:value="0.9432960239693603" table:style-name="ce49">
            <text:p>94,3%</text:p>
          </table:table-cell>
          <table:table-cell office:value-type="float" office:value="1148844" table:style-name="ce48">
            <text:p>1.148.844</text:p>
          </table:table-cell>
          <table:table-cell office:value-type="percentage" office:value="0.90067971745078512" table:style-name="ce49">
            <text:p>90,1%</text:p>
          </table:table-cell>
          <table:table-cell office:value-type="float" office:value="808520" table:style-name="ce48">
            <text:p>808.520</text:p>
          </table:table-cell>
          <table:table-cell office:value-type="percentage" office:value="0.83643345733829355" table:style-name="ce49">
            <text:p>83,6%</text:p>
          </table:table-cell>
          <table:table-cell office:value-type="float" office:value="672434" table:style-name="ce48">
            <text:p>672.434</text:p>
          </table:table-cell>
          <table:table-cell office:value-type="percentage" office:value="0.81109077991771295" table:style-name="ce49">
            <text:p>81,1%</text:p>
          </table:table-cell>
          <table:table-cell office:value-type="float" office:value="569168" table:style-name="ce48">
            <text:p>569.168</text:p>
          </table:table-cell>
          <table:table-cell office:value-type="percentage" office:value="0.84777981509258027" table:style-name="ce49">
            <text:p>84,8%</text:p>
          </table:table-cell>
          <table:table-cell office:value-type="float" office:value="6105759" table:style-name="ce48">
            <text:p>6.105.759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023389902179374" table:style-name="ce49">
            <text:p>90,0%</text:p>
          </table:table-cell>
          <table:table-cell office:value-type="percentage" office:value="0.79592721032665714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3731" table:style-name="ce48">
            <text:p>293.731</text:p>
          </table:table-cell>
          <table:table-cell office:value-type="percentage" office:value="1" table:style-name="ce49">
            <text:p>100,0%</text:p>
          </table:table-cell>
          <table:table-cell office:value-type="float" office:value="433420" table:style-name="ce48">
            <text:p>433.420</text:p>
          </table:table-cell>
          <table:table-cell office:value-type="percentage" office:value="0.98554718765917193" table:style-name="ce49">
            <text:p>98,6%</text:p>
          </table:table-cell>
          <table:table-cell office:value-type="float" office:value="570388" table:style-name="ce48">
            <text:p>570.388</text:p>
          </table:table-cell>
          <table:table-cell office:value-type="percentage" office:value="0.95519978564490737" table:style-name="ce49">
            <text:p>95,5%</text:p>
          </table:table-cell>
          <table:table-cell office:value-type="float" office:value="715645" table:style-name="ce48">
            <text:p>715.645</text:p>
          </table:table-cell>
          <table:table-cell office:value-type="percentage" office:value="0.93880198767932665" table:style-name="ce49">
            <text:p>93,9%</text:p>
          </table:table-cell>
          <table:table-cell office:value-type="float" office:value="757041" table:style-name="ce48">
            <text:p>757.041</text:p>
          </table:table-cell>
          <table:table-cell office:value-type="percentage" office:value="0.90046424327632291" table:style-name="ce49">
            <text:p>90,0%</text:p>
          </table:table-cell>
          <table:table-cell office:value-type="float" office:value="517685" table:style-name="ce48">
            <text:p>517.685</text:p>
          </table:table-cell>
          <table:table-cell office:value-type="percentage" office:value="0.84324367467475458" table:style-name="ce49">
            <text:p>84,3%</text:p>
          </table:table-cell>
          <table:table-cell office:value-type="float" office:value="433186" table:style-name="ce48">
            <text:p>433.186</text:p>
          </table:table-cell>
          <table:table-cell office:value-type="percentage" office:value="0.84479096988335967" table:style-name="ce49">
            <text:p>84,5%</text:p>
          </table:table-cell>
          <table:table-cell office:value-type="float" office:value="382529" table:style-name="ce48">
            <text:p>382.529</text:p>
          </table:table-cell>
          <table:table-cell office:value-type="percentage" office:value="0.88391035402258478" table:style-name="ce49">
            <text:p>88,4%</text:p>
          </table:table-cell>
          <table:table-cell office:value-type="float" office:value="4103625" table:style-name="ce48">
            <text:p>4.103.62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353545148670112" table:style-name="ce49">
            <text:p>91,4%</text:p>
          </table:table-cell>
          <table:table-cell office:value-type="percentage" office:value="0.81307477940061956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45" table:style-name="ce48">
            <text:p>77.645</text:p>
          </table:table-cell>
          <table:table-cell office:value-type="percentage" office:value="1" table:style-name="ce49">
            <text:p>100,0%</text:p>
          </table:table-cell>
          <table:table-cell office:value-type="float" office:value="95729" table:style-name="ce48">
            <text:p>95.729</text:p>
          </table:table-cell>
          <table:table-cell office:value-type="percentage" office:value="1" table:style-name="ce49">
            <text:p>100,0%</text:p>
          </table:table-cell>
          <table:table-cell office:value-type="float" office:value="132502" table:style-name="ce48">
            <text:p>132.502</text:p>
          </table:table-cell>
          <table:table-cell office:value-type="percentage" office:value="1.0139036614760684" table:style-name="ce49">
            <text:p>101,4%</text:p>
          </table:table-cell>
          <table:table-cell office:value-type="float" office:value="161370" table:style-name="ce48">
            <text:p>161.370</text:p>
          </table:table-cell>
          <table:table-cell office:value-type="percentage" office:value="0.96080451078575557" table:style-name="ce49">
            <text:p>96,1%</text:p>
          </table:table-cell>
          <table:table-cell office:value-type="float" office:value="145771" table:style-name="ce48">
            <text:p>145.771</text:p>
          </table:table-cell>
          <table:table-cell office:value-type="percentage" office:value="0.92531865732277063" table:style-name="ce49">
            <text:p>92,5%</text:p>
          </table:table-cell>
          <table:table-cell office:value-type="float" office:value="112706" table:style-name="ce48">
            <text:p>112.706</text:p>
          </table:table-cell>
          <table:table-cell office:value-type="percentage" office:value="0.86802421404476204" table:style-name="ce49">
            <text:p>86,8%</text:p>
          </table:table-cell>
          <table:table-cell office:value-type="float" office:value="92972" table:style-name="ce48">
            <text:p>92.972</text:p>
          </table:table-cell>
          <table:table-cell office:value-type="percentage" office:value="0.82637370451353709" table:style-name="ce49">
            <text:p>82,6%</text:p>
          </table:table-cell>
          <table:table-cell office:value-type="float" office:value="78250" table:style-name="ce48">
            <text:p>78.250</text:p>
          </table:table-cell>
          <table:table-cell office:value-type="percentage" office:value="0.91297296666627781" table:style-name="ce49">
            <text:p>91,3%</text:p>
          </table:table-cell>
          <table:table-cell office:value-type="float" office:value="896945" table:style-name="ce48">
            <text:p>896.945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26196717514654" table:style-name="ce49">
            <text:p>94,4%</text:p>
          </table:table-cell>
          <table:table-cell office:value-type="percentage" office:value="0.84777490337892569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82" table:style-name="ce48">
            <text:p>241.582</text:p>
          </table:table-cell>
          <table:table-cell office:value-type="percentage" office:value="1" table:style-name="ce49">
            <text:p>100,0%</text:p>
          </table:table-cell>
          <table:table-cell office:value-type="float" office:value="291212" table:style-name="ce48">
            <text:p>291.212</text:p>
          </table:table-cell>
          <table:table-cell office:value-type="percentage" office:value="0.99733894085051145" table:style-name="ce49">
            <text:p>99,7%</text:p>
          </table:table-cell>
          <table:table-cell office:value-type="float" office:value="347481" table:style-name="ce48">
            <text:p>347.481</text:p>
          </table:table-cell>
          <table:table-cell office:value-type="percentage" office:value="0.98278963474994763" table:style-name="ce49">
            <text:p>98,3%</text:p>
          </table:table-cell>
          <table:table-cell office:value-type="float" office:value="392136" table:style-name="ce48">
            <text:p>392.136</text:p>
          </table:table-cell>
          <table:table-cell office:value-type="percentage" office:value="0.95829912023460406" table:style-name="ce49">
            <text:p>95,8%</text:p>
          </table:table-cell>
          <table:table-cell office:value-type="float" office:value="410177" table:style-name="ce48">
            <text:p>410.177</text:p>
          </table:table-cell>
          <table:table-cell office:value-type="percentage" office:value="0.92624825838852676" table:style-name="ce49">
            <text:p>92,6%</text:p>
          </table:table-cell>
          <table:table-cell office:value-type="float" office:value="265968" table:style-name="ce48">
            <text:p>265.968</text:p>
          </table:table-cell>
          <table:table-cell office:value-type="percentage" office:value="0.86185911768708801" table:style-name="ce49">
            <text:p>86,2%</text:p>
          </table:table-cell>
          <table:table-cell office:value-type="float" office:value="200869" table:style-name="ce48">
            <text:p>200.869</text:p>
          </table:table-cell>
          <table:table-cell office:value-type="percentage" office:value="0.8719710716177147" table:style-name="ce49">
            <text:p>87,2%</text:p>
          </table:table-cell>
          <table:table-cell office:value-type="float" office:value="173701" table:style-name="ce48">
            <text:p>173.701</text:p>
          </table:table-cell>
          <table:table-cell office:value-type="percentage" office:value="0.94740487826162845" table:style-name="ce49">
            <text:p>94,7%</text:p>
          </table:table-cell>
          <table:table-cell office:value-type="float" office:value="2323126" table:style-name="ce48">
            <text:p>2.323.12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84929850940114" table:style-name="ce49">
            <text:p>94,6%</text:p>
          </table:table-cell>
          <table:table-cell office:value-type="percentage" office:value="0.86141372462063515" table:style-name="ce49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79" table:style-name="ce48">
            <text:p>38.079</text:p>
          </table:table-cell>
          <table:table-cell office:value-type="percentage" office:value="0.98614492153105093" table:style-name="ce49">
            <text:p>98,6%</text:p>
          </table:table-cell>
          <table:table-cell office:value-type="float" office:value="45298" table:style-name="ce48">
            <text:p>45.298</text:p>
          </table:table-cell>
          <table:table-cell office:value-type="percentage" office:value="0.95364210526315785" table:style-name="ce49">
            <text:p>95,4%</text:p>
          </table:table-cell>
          <table:table-cell office:value-type="float" office:value="47626" table:style-name="ce48">
            <text:p>47.626</text:p>
          </table:table-cell>
          <table:table-cell office:value-type="percentage" office:value="0.92077178872476995" table:style-name="ce49">
            <text:p>92,1%</text:p>
          </table:table-cell>
          <table:table-cell office:value-type="float" office:value="31669" table:style-name="ce48">
            <text:p>31.669</text:p>
          </table:table-cell>
          <table:table-cell office:value-type="percentage" office:value="0.85508694243438821" table:style-name="ce49">
            <text:p>85,5%</text:p>
          </table:table-cell>
          <table:table-cell office:value-type="float" office:value="24659" table:style-name="ce48">
            <text:p>24.659</text:p>
          </table:table-cell>
          <table:table-cell office:value-type="percentage" office:value="0.81744347941390971" table:style-name="ce49">
            <text:p>81,7%</text:p>
          </table:table-cell>
          <table:table-cell office:value-type="float" office:value="22860" table:style-name="ce48">
            <text:p>22.860</text:p>
          </table:table-cell>
          <table:table-cell office:value-type="percentage" office:value="0.87973831056378682" table:style-name="ce49">
            <text:p>88,0%</text:p>
          </table:table-cell>
          <table:table-cell office:value-type="float" office:value="262106" table:style-name="ce48">
            <text:p>262.106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117426166783313" table:style-name="ce49">
            <text:p>93,1%</text:p>
          </table:table-cell>
          <table:table-cell office:value-type="percentage" office:value="0.82898765244673855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277" table:style-name="ce48">
            <text:p>72.277</text:p>
          </table:table-cell>
          <table:table-cell office:value-type="percentage" office:value="1" table:style-name="ce49">
            <text:p>100,0%</text:p>
          </table:table-cell>
          <table:table-cell office:value-type="float" office:value="102923" table:style-name="ce48">
            <text:p>102.923</text:p>
          </table:table-cell>
          <table:table-cell office:value-type="percentage" office:value="0.99038702103500698" table:style-name="ce49">
            <text:p>99,0%</text:p>
          </table:table-cell>
          <table:table-cell office:value-type="float" office:value="147811" table:style-name="ce48">
            <text:p>147.811</text:p>
          </table:table-cell>
          <table:table-cell office:value-type="percentage" office:value="0.96268097771930627" table:style-name="ce49">
            <text:p>96,3%</text:p>
          </table:table-cell>
          <table:table-cell office:value-type="float" office:value="207221" table:style-name="ce48">
            <text:p>207.221</text:p>
          </table:table-cell>
          <table:table-cell office:value-type="percentage" office:value="0.95010614251064862" table:style-name="ce49">
            <text:p>95,0%</text:p>
          </table:table-cell>
          <table:table-cell office:value-type="float" office:value="231389" table:style-name="ce48">
            <text:p>231.389</text:p>
          </table:table-cell>
          <table:table-cell office:value-type="percentage" office:value="0.91650823074607479" table:style-name="ce49">
            <text:p>91,7%</text:p>
          </table:table-cell>
          <table:table-cell office:value-type="float" office:value="167800" table:style-name="ce48">
            <text:p>167.800</text:p>
          </table:table-cell>
          <table:table-cell office:value-type="percentage" office:value="0.84290263921958664" table:style-name="ce49">
            <text:p>84,3%</text:p>
          </table:table-cell>
          <table:table-cell office:value-type="float" office:value="141705" table:style-name="ce48">
            <text:p>141.705</text:p>
          </table:table-cell>
          <table:table-cell office:value-type="percentage" office:value="0.81468215868781579" table:style-name="ce49">
            <text:p>81,5%</text:p>
          </table:table-cell>
          <table:table-cell office:value-type="float" office:value="123116" table:style-name="ce48">
            <text:p>123.116</text:p>
          </table:table-cell>
          <table:table-cell office:value-type="percentage" office:value="0.85133041987055369" table:style-name="ce49">
            <text:p>85,1%</text:p>
          </table:table-cell>
          <table:table-cell office:value-type="float" office:value="1194242" table:style-name="ce48">
            <text:p>1.194.242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636711510351287" table:style-name="ce49">
            <text:p>90,6%</text:p>
          </table:table-cell>
          <table:table-cell office:value-type="percentage" office:value="0.7892809085597815" table:style-name="ce49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5" table:style-name="ce48">
            <text:p>42.295</text:p>
          </table:table-cell>
          <table:table-cell office:value-type="percentage" office:value="1" table:style-name="ce49">
            <text:p>100,0%</text:p>
          </table:table-cell>
          <table:table-cell office:value-type="float" office:value="55887" table:style-name="ce48">
            <text:p>55.887</text:p>
          </table:table-cell>
          <table:table-cell office:value-type="percentage" office:value="0.98670550847457628" table:style-name="ce49">
            <text:p>98,7%</text:p>
          </table:table-cell>
          <table:table-cell office:value-type="float" office:value="72255" table:style-name="ce48">
            <text:p>72.255</text:p>
          </table:table-cell>
          <table:table-cell office:value-type="percentage" office:value="0.95486982952292854" table:style-name="ce49">
            <text:p>95,5%</text:p>
          </table:table-cell>
          <table:table-cell office:value-type="float" office:value="92172" table:style-name="ce48">
            <text:p>92.172</text:p>
          </table:table-cell>
          <table:table-cell office:value-type="percentage" office:value="0.94343794141128789" table:style-name="ce49">
            <text:p>94,3%</text:p>
          </table:table-cell>
          <table:table-cell office:value-type="float" office:value="95931" table:style-name="ce48">
            <text:p>95.931</text:p>
          </table:table-cell>
          <table:table-cell office:value-type="percentage" office:value="0.90738060781476126" table:style-name="ce49">
            <text:p>90,7%</text:p>
          </table:table-cell>
          <table:table-cell office:value-type="float" office:value="65205" table:style-name="ce48">
            <text:p>65.205</text:p>
          </table:table-cell>
          <table:table-cell office:value-type="percentage" office:value="0.84980906827926861" table:style-name="ce49">
            <text:p>85,0%</text:p>
          </table:table-cell>
          <table:table-cell office:value-type="float" office:value="58720" table:style-name="ce48">
            <text:p>58.720</text:p>
          </table:table-cell>
          <table:table-cell office:value-type="percentage" office:value="0.85346356210575269" table:style-name="ce49">
            <text:p>85,3%</text:p>
          </table:table-cell>
          <table:table-cell office:value-type="float" office:value="51736" table:style-name="ce48">
            <text:p>51.736</text:p>
          </table:table-cell>
          <table:table-cell office:value-type="percentage" office:value="0.89942803497852963" table:style-name="ce49">
            <text:p>89,9%</text:p>
          </table:table-cell>
          <table:table-cell office:value-type="float" office:value="534201" table:style-name="ce48">
            <text:p>534.201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75997890288086" table:style-name="ce49">
            <text:p>92,1%</text:p>
          </table:table-cell>
          <table:table-cell office:value-type="percentage" office:value="0.8122827505040644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633" table:style-name="ce48">
            <text:p>162.633</text:p>
          </table:table-cell>
          <table:table-cell office:value-type="percentage" office:value="1.0194764489801036" table:style-name="ce49">
            <text:p>101,9%</text:p>
          </table:table-cell>
          <table:table-cell office:value-type="float" office:value="213062" table:style-name="ce48">
            <text:p>213.062</text:p>
          </table:table-cell>
          <table:table-cell office:value-type="percentage" office:value="0.98472957858443566" table:style-name="ce49">
            <text:p>98,5%</text:p>
          </table:table-cell>
          <table:table-cell office:value-type="float" office:value="275198" table:style-name="ce48">
            <text:p>275.198</text:p>
          </table:table-cell>
          <table:table-cell office:value-type="percentage" office:value="0.96845120582201061" table:style-name="ce49">
            <text:p>96,8%</text:p>
          </table:table-cell>
          <table:table-cell office:value-type="float" office:value="323958" table:style-name="ce48">
            <text:p>323.958</text:p>
          </table:table-cell>
          <table:table-cell office:value-type="percentage" office:value="0.95996941923210266" table:style-name="ce49">
            <text:p>96,0%</text:p>
          </table:table-cell>
          <table:table-cell office:value-type="float" office:value="322283" table:style-name="ce48">
            <text:p>322.283</text:p>
          </table:table-cell>
          <table:table-cell office:value-type="percentage" office:value="0.92593028868254112" table:style-name="ce49">
            <text:p>92,6%</text:p>
          </table:table-cell>
          <table:table-cell office:value-type="float" office:value="207281" table:style-name="ce48">
            <text:p>207.281</text:p>
          </table:table-cell>
          <table:table-cell office:value-type="percentage" office:value="0.87226629074000039" table:style-name="ce49">
            <text:p>87,2%</text:p>
          </table:table-cell>
          <table:table-cell office:value-type="float" office:value="170965" table:style-name="ce48">
            <text:p>170.965</text:p>
          </table:table-cell>
          <table:table-cell office:value-type="percentage" office:value="0.85819340913083852" table:style-name="ce49">
            <text:p>85,8%</text:p>
          </table:table-cell>
          <table:table-cell office:value-type="float" office:value="154723" table:style-name="ce48">
            <text:p>154.723</text:p>
          </table:table-cell>
          <table:table-cell office:value-type="percentage" office:value="0.89529965223328722" table:style-name="ce49">
            <text:p>89,5%</text:p>
          </table:table-cell>
          <table:table-cell office:value-type="float" office:value="1830103" table:style-name="ce48">
            <text:p>1.830.103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599293799830507" table:style-name="ce49">
            <text:p>93,6%</text:p>
          </table:table-cell>
          <table:table-cell office:value-type="percentage" office:value="0.83722782477579116" table:style-name="ce49">
            <text:p>83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4" table:style-name="ce48">
            <text:p>3.884</text:p>
          </table:table-cell>
          <table:table-cell office:value-type="percentage" office:value="0.88192552225249776" table:style-name="ce49">
            <text:p>88,2%</text:p>
          </table:table-cell>
          <table:table-cell office:value-type="float" office:value="7577" table:style-name="ce48">
            <text:p>7.577</text:p>
          </table:table-cell>
          <table:table-cell office:value-type="percentage" office:value="0.90971305078640896" table:style-name="ce49">
            <text:p>91,0%</text:p>
          </table:table-cell>
          <table:table-cell office:value-type="float" office:value="10534" table:style-name="ce48">
            <text:p>10.534</text:p>
          </table:table-cell>
          <table:table-cell office:value-type="percentage" office:value="0.91148221856883271" table:style-name="ce49">
            <text:p>91,1%</text:p>
          </table:table-cell>
          <table:table-cell office:value-type="float" office:value="11065" table:style-name="ce48">
            <text:p>11.065</text:p>
          </table:table-cell>
          <table:table-cell office:value-type="percentage" office:value="0.89544387796390712" table:style-name="ce49">
            <text:p>89,5%</text:p>
          </table:table-cell>
          <table:table-cell office:value-type="float" office:value="9103" table:style-name="ce48">
            <text:p>9.103</text:p>
          </table:table-cell>
          <table:table-cell office:value-type="percentage" office:value="0.79857882270374592" table:style-name="ce49">
            <text:p>79,9%</text:p>
          </table:table-cell>
          <table:table-cell office:value-type="float" office:value="8805" table:style-name="ce48">
            <text:p>8.805</text:p>
          </table:table-cell>
          <table:table-cell office:value-type="percentage" office:value="0.81040036815462491" table:style-name="ce49">
            <text:p>81,0%</text:p>
          </table:table-cell>
          <table:table-cell office:value-type="float" office:value="8263" table:style-name="ce48">
            <text:p>8.263</text:p>
          </table:table-cell>
          <table:table-cell office:value-type="percentage" office:value="0.89031354379915961" table:style-name="ce49">
            <text:p>89,0%</text:p>
          </table:table-cell>
          <table:table-cell office:value-type="float" office:value="61618" table:style-name="ce48">
            <text:p>61.618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750482197412326" table:style-name="ce49">
            <text:p>86,8%</text:p>
          </table:table-cell>
          <table:table-cell office:value-type="percentage" office:value="0.7377899110360765" table:style-name="ce49">
            <text:p>73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1" table:style-name="ce48">
            <text:p>7.381</text:p>
          </table:table-cell>
          <table:table-cell office:value-type="percentage" office:value="0.92204871955028112" table:style-name="ce49">
            <text:p>92,2%</text:p>
          </table:table-cell>
          <table:table-cell office:value-type="float" office:value="10001" table:style-name="ce48">
            <text:p>10.001</text:p>
          </table:table-cell>
          <table:table-cell office:value-type="percentage" office:value="0.92593278400148138" table:style-name="ce49">
            <text:p>92,6%</text:p>
          </table:table-cell>
          <table:table-cell office:value-type="float" office:value="10485" table:style-name="ce48">
            <text:p>10.485</text:p>
          </table:table-cell>
          <table:table-cell office:value-type="percentage" office:value="0.95990112606426803" table:style-name="ce49">
            <text:p>96,0%</text:p>
          </table:table-cell>
          <table:table-cell office:value-type="float" office:value="8969" table:style-name="ce48">
            <text:p>8.969</text:p>
          </table:table-cell>
          <table:table-cell office:value-type="percentage" office:value="0.81893718042366692" table:style-name="ce49">
            <text:p>81,9%</text:p>
          </table:table-cell>
          <table:table-cell office:value-type="float" office:value="8974" table:style-name="ce48">
            <text:p>8.974</text:p>
          </table:table-cell>
          <table:table-cell office:value-type="percentage" office:value="0.76759900778376533" table:style-name="ce49">
            <text:p>76,8%</text:p>
          </table:table-cell>
          <table:table-cell office:value-type="float" office:value="8203" table:style-name="ce48">
            <text:p>8.203</text:p>
          </table:table-cell>
          <table:table-cell office:value-type="percentage" office:value="0.8562630480167015" table:style-name="ce49">
            <text:p>85,6%</text:p>
          </table:table-cell>
          <table:table-cell office:value-type="float" office:value="59435" table:style-name="ce48">
            <text:p>59.43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63838514047986" table:style-name="ce49">
            <text:p>87,1%</text:p>
          </table:table-cell>
          <table:table-cell office:value-type="percentage" office:value="0.70737425912261076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6" table:style-name="ce48">
            <text:p>3.576</text:p>
          </table:table-cell>
          <table:table-cell office:value-type="string" table:style-name="ce49">
            <text:p>-</text:p>
          </table:table-cell>
          <table:table-cell office:value-type="float" office:value="9298" table:style-name="ce48">
            <text:p>9.298</text:p>
          </table:table-cell>
          <table:table-cell office:value-type="string" table:style-name="ce49">
            <text:p>-</text:p>
          </table:table-cell>
          <table:table-cell office:value-type="float" office:value="21664" table:style-name="ce48">
            <text:p>21.664</text:p>
          </table:table-cell>
          <table:table-cell office:value-type="string" table:style-name="ce49">
            <text:p>-</text:p>
          </table:table-cell>
          <table:table-cell office:value-type="float" office:value="31397" table:style-name="ce48">
            <text:p>31.397</text:p>
          </table:table-cell>
          <table:table-cell office:value-type="string" table:style-name="ce49">
            <text:p>-</text:p>
          </table:table-cell>
          <table:table-cell office:value-type="float" office:value="23780" table:style-name="ce48">
            <text:p>23.780</text:p>
          </table:table-cell>
          <table:table-cell office:value-type="string" table:style-name="ce49">
            <text:p>-</text:p>
          </table:table-cell>
          <table:table-cell office:value-type="float" office:value="1266" table:style-name="ce48">
            <text:p>1.266</text:p>
          </table:table-cell>
          <table:table-cell office:value-type="string" table:style-name="ce49">
            <text:p>-</text:p>
          </table:table-cell>
          <table:table-cell office:value-type="float" office:value="91022" table:style-name="ce48">
            <text:p>91.02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2" table:style-name="ce51">
            <text:p>872</text:p>
          </table:table-cell>
          <table:table-cell office:value-type="string" table:style-name="ce52">
            <text:p>-</text:p>
          </table:table-cell>
          <table:table-cell office:value-type="float" office:value="1821" table:style-name="ce51">
            <text:p>1.821</text:p>
          </table:table-cell>
          <table:table-cell office:value-type="string" table:style-name="ce52">
            <text:p>-</text:p>
          </table:table-cell>
          <table:table-cell office:value-type="float" office:value="2237" table:style-name="ce51">
            <text:p>2.237</text:p>
          </table:table-cell>
          <table:table-cell office:value-type="string" table:style-name="ce52">
            <text:p>-</text:p>
          </table:table-cell>
          <table:table-cell office:value-type="float" office:value="1994" table:style-name="ce51">
            <text:p>1.994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35" table:style-name="ce51">
            <text:p>7.53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6786" table:style-name="ce55">
            <text:p>2.916.786</text:p>
          </table:table-cell>
          <table:table-cell office:value-type="percentage" office:value="1" table:style-name="ce56">
            <text:p>100,0%</text:p>
          </table:table-cell>
          <table:table-cell office:value-type="float" office:value="3939352" table:style-name="ce55">
            <text:p>3.939.352</text:p>
          </table:table-cell>
          <table:table-cell office:value-type="percentage" office:value="0.98561934973950605" table:style-name="ce56">
            <text:p>98,6%</text:p>
          </table:table-cell>
          <table:table-cell office:value-type="float" office:value="5272441" table:style-name="ce55">
            <text:p>5.272.441</text:p>
          </table:table-cell>
          <table:table-cell office:value-type="percentage" office:value="0.95729238914529946" table:style-name="ce56">
            <text:p>95,7%</text:p>
          </table:table-cell>
          <table:table-cell office:value-type="float" office:value="6704021" table:style-name="ce55">
            <text:p>6.704.021</text:p>
          </table:table-cell>
          <table:table-cell office:value-type="percentage" office:value="0.94029311694690698" table:style-name="ce56">
            <text:p>94,0%</text:p>
          </table:table-cell>
          <table:table-cell office:value-type="float" office:value="7028247" table:style-name="ce55">
            <text:p>7.028.247</text:p>
          </table:table-cell>
          <table:table-cell office:value-type="percentage" office:value="0.89911981975251276" table:style-name="ce56">
            <text:p>89,9%</text:p>
          </table:table-cell>
          <table:table-cell office:value-type="float" office:value="4986412" table:style-name="ce55">
            <text:p>4.986.412</text:p>
          </table:table-cell>
          <table:table-cell office:value-type="percentage" office:value="0.83917792265929769" table:style-name="ce56">
            <text:p>83,9%</text:p>
          </table:table-cell>
          <table:table-cell office:value-type="float" office:value="4085394" table:style-name="ce55">
            <text:p>4.085.394</text:p>
          </table:table-cell>
          <table:table-cell office:value-type="percentage" office:value="0.82958815986256762" table:style-name="ce56">
            <text:p>83,0%</text:p>
          </table:table-cell>
          <table:table-cell office:value-type="float" office:value="3462772" table:style-name="ce55">
            <text:p>3.462.772</text:p>
          </table:table-cell>
          <table:table-cell office:value-type="percentage" office:value="0.86917796906697409" table:style-name="ce56">
            <text:p>86,9%</text:p>
          </table:table-cell>
          <table:table-cell office:value-type="float" office:value="38395425" table:style-name="ce55">
            <text:p>38.395.425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016700164724296" table:style-name="ce56">
            <text:p>91,0%</text:p>
          </table:table-cell>
          <table:table-cell office:value-type="percentage" office:value="0.81005233118539099" table:style-name="ce56">
            <text:p>81,0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6956" table:style-name="ce62">
            <text:p>996.956</text:p>
          </table:table-cell>
          <table:table-cell office:value-type="percentage" office:value="0.92034381943848242" table:style-name="ce63">
            <text:p>92,0%</text:p>
          </table:table-cell>
          <table:table-cell office:value-type="float" office:value="861824" table:style-name="ce62">
            <text:p>861.824</text:p>
          </table:table-cell>
          <table:table-cell office:value-type="percentage" office:value="0.92608504099461642" table:style-name="ce63">
            <text:p>92,6%</text:p>
          </table:table-cell>
          <table:table-cell office:value-type="float" office:value="851620" table:style-name="ce62">
            <text:p>851.620</text:p>
          </table:table-cell>
          <table:table-cell office:value-type="percentage" office:value="0.69833366543583741" table:style-name="ce63">
            <text:p>69,8%</text:p>
          </table:table-cell>
          <table:table-cell office:value-type="float" office:value="655656" table:style-name="ce62">
            <text:p>655.656</text:p>
          </table:table-cell>
          <table:table-cell office:value-type="percentage" office:value="0.51955535692211141" table:style-name="ce63">
            <text:p>52,0%</text:p>
          </table:table-cell>
          <table:table-cell office:value-type="float" office:value="335981" table:style-name="ce62">
            <text:p>335.981</text:p>
          </table:table-cell>
          <table:table-cell office:value-type="percentage" office:value="0.35561221681717536" table:style-name="ce63">
            <text:p>35,6%</text:p>
          </table:table-cell>
          <table:table-cell office:value-type="float" office:value="207850" table:style-name="ce62">
            <text:p>207.850</text:p>
          </table:table-cell>
          <table:table-cell office:value-type="percentage" office:value="0.26493164164569905" table:style-name="ce63">
            <text:p>26,5%</text:p>
          </table:table-cell>
          <table:table-cell office:value-type="float" office:value="204847" table:style-name="ce62">
            <text:p>204.847</text:p>
          </table:table-cell>
          <table:table-cell office:value-type="percentage" office:value="0.64303652036338299" table:style-name="ce46">
            <text:p>64,3%</text:p>
          </table:table-cell>
          <table:table-cell office:value-type="float" office:value="746771" table:style-name="ce62">
            <text:p>746.771</text:p>
          </table:table-cell>
          <table:table-cell office:value-type="percentage" office:value="0.86323125508618781" table:style-name="ce46">
            <text:p>86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450" table:style-name="ce7">
            <text:p>201.450</text:p>
          </table:table-cell>
          <table:table-cell office:value-type="percentage" office:value="0.91698643979844052" table:style-name="ce49">
            <text:p>91,7%</text:p>
          </table:table-cell>
          <table:table-cell office:value-type="float" office:value="142120" table:style-name="ce7">
            <text:p>142.120</text:p>
          </table:table-cell>
          <table:table-cell office:value-type="percentage" office:value="0.9201683392683716" table:style-name="ce49">
            <text:p>92,0%</text:p>
          </table:table-cell>
          <table:table-cell office:value-type="float" office:value="132664" table:style-name="ce7">
            <text:p>132.664</text:p>
          </table:table-cell>
          <table:table-cell office:value-type="percentage" office:value="0.71039047272259948" table:style-name="ce49">
            <text:p>71,0%</text:p>
          </table:table-cell>
          <table:table-cell office:value-type="float" office:value="100008" table:style-name="ce7">
            <text:p>100.008</text:p>
          </table:table-cell>
          <table:table-cell office:value-type="percentage" office:value="0.52718196338487" table:style-name="ce49">
            <text:p>52,7%</text:p>
          </table:table-cell>
          <table:table-cell office:value-type="float" office:value="46677" table:style-name="ce7">
            <text:p>46.677</text:p>
          </table:table-cell>
          <table:table-cell office:value-type="percentage" office:value="0.36354502546847983" table:style-name="ce49">
            <text:p>36,4%</text:p>
          </table:table-cell>
          <table:table-cell office:value-type="float" office:value="33640" table:style-name="ce7">
            <text:p>33.640</text:p>
          </table:table-cell>
          <table:table-cell office:value-type="percentage" office:value="0.31517013940938388" table:style-name="ce49">
            <text:p>31,5%</text:p>
          </table:table-cell>
          <table:table-cell office:value-type="float" office:value="36898" table:style-name="ce7">
            <text:p>36.898</text:p>
          </table:table-cell>
          <table:table-cell office:value-type="percentage" office:value="0.62745298098833457" table:style-name="ce49">
            <text:p>62,7%</text:p>
          </table:table-cell>
          <table:table-cell office:value-type="float" office:value="117918" table:style-name="ce7">
            <text:p>117.918</text:p>
          </table:table-cell>
          <table:table-cell office:value-type="percentage" office:value="0.8726521912881311" table:style-name="ce49">
            <text:p>87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733" table:style-name="ce7">
            <text:p>191.733</text:p>
          </table:table-cell>
          <table:table-cell office:value-type="percentage" office:value="0.94602142367261555" table:style-name="ce49">
            <text:p>94,6%</text:p>
          </table:table-cell>
          <table:table-cell office:value-type="float" office:value="142034" table:style-name="ce7">
            <text:p>142.034</text:p>
          </table:table-cell>
          <table:table-cell office:value-type="percentage" office:value="0.95887932489451477" table:style-name="ce49">
            <text:p>95,9%</text:p>
          </table:table-cell>
          <table:table-cell office:value-type="float" office:value="143550" table:style-name="ce7">
            <text:p>143.550</text:p>
          </table:table-cell>
          <table:table-cell office:value-type="percentage" office:value="0.93675974445481303" table:style-name="ce49">
            <text:p>93,7%</text:p>
          </table:table-cell>
          <table:table-cell office:value-type="float" office:value="123487" table:style-name="ce7">
            <text:p>123.487</text:p>
          </table:table-cell>
          <table:table-cell office:value-type="percentage" office:value="0.81719398323087" table:style-name="ce49">
            <text:p>81,7%</text:p>
          </table:table-cell>
          <table:table-cell office:value-type="float" office:value="57169" table:style-name="ce7">
            <text:p>57.169</text:p>
          </table:table-cell>
          <table:table-cell office:value-type="percentage" office:value="0.6274309671188375" table:style-name="ce49">
            <text:p>62,7%</text:p>
          </table:table-cell>
          <table:table-cell office:value-type="float" office:value="38816" table:style-name="ce7">
            <text:p>38.816</text:p>
          </table:table-cell>
          <table:table-cell office:value-type="percentage" office:value="0.5821584978103066" table:style-name="ce49">
            <text:p>58,2%</text:p>
          </table:table-cell>
          <table:table-cell office:value-type="float" office:value="41646" table:style-name="ce7">
            <text:p>41.646</text:p>
          </table:table-cell>
          <table:table-cell office:value-type="percentage" office:value="0.91893203883495145" table:style-name="ce49">
            <text:p>91,9%</text:p>
          </table:table-cell>
          <table:table-cell office:value-type="float" office:value="113603" table:style-name="ce7">
            <text:p>113.603</text:p>
          </table:table-cell>
          <table:table-cell office:value-type="percentage" office:value="0.96620087261964505" table:style-name="ce49">
            <text:p>9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337" table:style-name="ce7">
            <text:p>119.337</text:p>
          </table:table-cell>
          <table:table-cell office:value-type="percentage" office:value="0.91131729667812145" table:style-name="ce49">
            <text:p>91,1%</text:p>
          </table:table-cell>
          <table:table-cell office:value-type="float" office:value="95887" table:style-name="ce7">
            <text:p>95.887</text:p>
          </table:table-cell>
          <table:table-cell office:value-type="percentage" office:value="0.85857165881699826" table:style-name="ce49">
            <text:p>85,9%</text:p>
          </table:table-cell>
          <table:table-cell office:value-type="float" office:value="99133" table:style-name="ce7">
            <text:p>99.133</text:p>
          </table:table-cell>
          <table:table-cell office:value-type="percentage" office:value="0.65035951400005243" table:style-name="ce49">
            <text:p>65,0%</text:p>
          </table:table-cell>
          <table:table-cell office:value-type="float" office:value="74960" table:style-name="ce7">
            <text:p>74.960</text:p>
          </table:table-cell>
          <table:table-cell office:value-type="percentage" office:value="0.43572022297529017" table:style-name="ce49">
            <text:p>43,6%</text:p>
          </table:table-cell>
          <table:table-cell office:value-type="float" office:value="32941" table:style-name="ce7">
            <text:p>32.941</text:p>
          </table:table-cell>
          <table:table-cell office:value-type="percentage" office:value="0.24845943234701806" table:style-name="ce49">
            <text:p>24,8%</text:p>
          </table:table-cell>
          <table:table-cell office:value-type="float" office:value="21349" table:style-name="ce7">
            <text:p>21.349</text:p>
          </table:table-cell>
          <table:table-cell office:value-type="percentage" office:value="0.20919932190767362" table:style-name="ce49">
            <text:p>20,9%</text:p>
          </table:table-cell>
          <table:table-cell office:value-type="float" office:value="35255" table:style-name="ce7">
            <text:p>35.255</text:p>
          </table:table-cell>
          <table:table-cell office:value-type="percentage" office:value="0.69113899235444032" table:style-name="ce49">
            <text:p>69,1%</text:p>
          </table:table-cell>
          <table:table-cell office:value-type="float" office:value="99873" table:style-name="ce7">
            <text:p>99.873</text:p>
          </table:table-cell>
          <table:table-cell office:value-type="percentage" office:value="0.83260110209832183" table:style-name="ce49">
            <text:p>83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543" table:style-name="ce7">
            <text:p>221.543</text:p>
          </table:table-cell>
          <table:table-cell office:value-type="percentage" office:value="0.90796683592965544" table:style-name="ce49">
            <text:p>90,8%</text:p>
          </table:table-cell>
          <table:table-cell office:value-type="float" office:value="194615" table:style-name="ce7">
            <text:p>194.615</text:p>
          </table:table-cell>
          <table:table-cell office:value-type="percentage" office:value="0.87100614490885575" table:style-name="ce49">
            <text:p>87,1%</text:p>
          </table:table-cell>
          <table:table-cell office:value-type="float" office:value="234248" table:style-name="ce7">
            <text:p>234.248</text:p>
          </table:table-cell>
          <table:table-cell office:value-type="percentage" office:value="0.72699510263365341" table:style-name="ce49">
            <text:p>72,7%</text:p>
          </table:table-cell>
          <table:table-cell office:value-type="float" office:value="175003" table:style-name="ce7">
            <text:p>175.003</text:p>
          </table:table-cell>
          <table:table-cell office:value-type="percentage" office:value="0.54719388153924564" table:style-name="ce49">
            <text:p>54,7%</text:p>
          </table:table-cell>
          <table:table-cell office:value-type="float" office:value="66939" table:style-name="ce7">
            <text:p>66.939</text:p>
          </table:table-cell>
          <table:table-cell office:value-type="percentage" office:value="0.28948722716913244" table:style-name="ce49">
            <text:p>28,9%</text:p>
          </table:table-cell>
          <table:table-cell office:value-type="float" office:value="35435" table:style-name="ce7">
            <text:p>35.435</text:p>
          </table:table-cell>
          <table:table-cell office:value-type="percentage" office:value="0.18803795251690139" table:style-name="ce49">
            <text:p>18,8%</text:p>
          </table:table-cell>
          <table:table-cell office:value-type="float" office:value="96138" table:style-name="ce7">
            <text:p>96.138</text:p>
          </table:table-cell>
          <table:table-cell office:value-type="percentage" office:value="0.71593574763745227" table:style-name="ce49">
            <text:p>71,6%</text:p>
          </table:table-cell>
          <table:table-cell office:value-type="float" office:value="185637" table:style-name="ce7">
            <text:p>185.637</text:p>
          </table:table-cell>
          <table:table-cell office:value-type="percentage" office:value="0.83350694600346631" table:style-name="ce49">
            <text:p>83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512" table:style-name="ce7">
            <text:p>92.512</text:p>
          </table:table-cell>
          <table:table-cell office:value-type="percentage" office:value="0.94120519681354342" table:style-name="ce49">
            <text:p>94,1%</text:p>
          </table:table-cell>
          <table:table-cell office:value-type="float" office:value="75651" table:style-name="ce7">
            <text:p>75.651</text:p>
          </table:table-cell>
          <table:table-cell office:value-type="percentage" office:value="0.9825953682898001" table:style-name="ce49">
            <text:p>98,3%</text:p>
          </table:table-cell>
          <table:table-cell office:value-type="float" office:value="70640" table:style-name="ce7">
            <text:p>70.640</text:p>
          </table:table-cell>
          <table:table-cell office:value-type="percentage" office:value="0.83272427207355892" table:style-name="ce49">
            <text:p>83,3%</text:p>
          </table:table-cell>
          <table:table-cell office:value-type="float" office:value="59350" table:style-name="ce7">
            <text:p>59.350</text:p>
          </table:table-cell>
          <table:table-cell office:value-type="percentage" office:value="0.66755148638464912" table:style-name="ce49">
            <text:p>66,8%</text:p>
          </table:table-cell>
          <table:table-cell office:value-type="float" office:value="28490" table:style-name="ce7">
            <text:p>28.490</text:p>
          </table:table-cell>
          <table:table-cell office:value-type="percentage" office:value="0.50737284513463454" table:style-name="ce49">
            <text:p>50,7%</text:p>
          </table:table-cell>
          <table:table-cell office:value-type="float" office:value="15046" table:style-name="ce7">
            <text:p>15.046</text:p>
          </table:table-cell>
          <table:table-cell office:value-type="percentage" office:value="0.35301846507590157" table:style-name="ce49">
            <text:p>35,3%</text:p>
          </table:table-cell>
          <table:table-cell office:value-type="float" office:value="19788" table:style-name="ce7">
            <text:p>19.788</text:p>
          </table:table-cell>
          <table:table-cell office:value-type="percentage" office:value="0.89191381952582705" table:style-name="ce49">
            <text:p>89,2%</text:p>
          </table:table-cell>
          <table:table-cell office:value-type="float" office:value="55820" table:style-name="ce7">
            <text:p>55.820</text:p>
          </table:table-cell>
          <table:table-cell office:value-type="percentage" office:value="0.94196662110396734" table:style-name="ce49">
            <text:p>94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780" table:style-name="ce7">
            <text:p>446.780</text:p>
          </table:table-cell>
          <table:table-cell office:value-type="percentage" office:value="0.93357098528744953" table:style-name="ce49">
            <text:p>93,4%</text:p>
          </table:table-cell>
          <table:table-cell office:value-type="float" office:value="295539" table:style-name="ce7">
            <text:p>295.539</text:p>
          </table:table-cell>
          <table:table-cell office:value-type="percentage" office:value="0.91618409305093995" table:style-name="ce49">
            <text:p>91,6%</text:p>
          </table:table-cell>
          <table:table-cell office:value-type="float" office:value="296877" table:style-name="ce7">
            <text:p>296.877</text:p>
          </table:table-cell>
          <table:table-cell office:value-type="percentage" office:value="0.83986454755829154" table:style-name="ce49">
            <text:p>84,0%</text:p>
          </table:table-cell>
          <table:table-cell office:value-type="float" office:value="220182" table:style-name="ce7">
            <text:p>220.182</text:p>
          </table:table-cell>
          <table:table-cell office:value-type="percentage" office:value="0.68429231180423045" table:style-name="ce49">
            <text:p>68,4%</text:p>
          </table:table-cell>
          <table:table-cell office:value-type="float" office:value="111812" table:style-name="ce7">
            <text:p>111.812</text:p>
          </table:table-cell>
          <table:table-cell office:value-type="percentage" office:value="0.52231513056476853" table:style-name="ce49">
            <text:p>52,2%</text:p>
          </table:table-cell>
          <table:table-cell office:value-type="float" office:value="79089" table:style-name="ce7">
            <text:p>79.089</text:p>
          </table:table-cell>
          <table:table-cell office:value-type="percentage" office:value="0.45164292974862091" table:style-name="ce49">
            <text:p>45,2%</text:p>
          </table:table-cell>
          <table:table-cell office:value-type="float" office:value="82536" table:style-name="ce7">
            <text:p>82.536</text:p>
          </table:table-cell>
          <table:table-cell office:value-type="percentage" office:value="0.86289597490852066" table:style-name="ce49">
            <text:p>86,3%</text:p>
          </table:table-cell>
          <table:table-cell office:value-type="float" office:value="226376" table:style-name="ce7">
            <text:p>226.376</text:p>
          </table:table-cell>
          <table:table-cell office:value-type="percentage" office:value="0.93021038790269561" table:style-name="ce49">
            <text:p>93,0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220" table:style-name="ce7">
            <text:p>269.220</text:p>
          </table:table-cell>
          <table:table-cell office:value-type="percentage" office:value="0.91333154661139138" table:style-name="ce49">
            <text:p>91,3%</text:p>
          </table:table-cell>
          <table:table-cell office:value-type="float" office:value="204112" table:style-name="ce7">
            <text:p>204.112</text:p>
          </table:table-cell>
          <table:table-cell office:value-type="percentage" office:value="0.92796319280586659" table:style-name="ce49">
            <text:p>92,8%</text:p>
          </table:table-cell>
          <table:table-cell office:value-type="float" office:value="218699" table:style-name="ce7">
            <text:p>218.699</text:p>
          </table:table-cell>
          <table:table-cell office:value-type="percentage" office:value="0.77109865312742398" table:style-name="ce49">
            <text:p>77,1%</text:p>
          </table:table-cell>
          <table:table-cell office:value-type="float" office:value="170058" table:style-name="ce7">
            <text:p>170.058</text:p>
          </table:table-cell>
          <table:table-cell office:value-type="percentage" office:value="0.5999534312687862" table:style-name="ce49">
            <text:p>60,0%</text:p>
          </table:table-cell>
          <table:table-cell office:value-type="float" office:value="81322" table:style-name="ce7">
            <text:p>81.322</text:p>
          </table:table-cell>
          <table:table-cell office:value-type="percentage" office:value="0.39957351048043949" table:style-name="ce49">
            <text:p>40,0%</text:p>
          </table:table-cell>
          <table:table-cell office:value-type="float" office:value="48592" table:style-name="ce7">
            <text:p>48.592</text:p>
          </table:table-cell>
          <table:table-cell office:value-type="percentage" office:value="0.28382514427233008" table:style-name="ce49">
            <text:p>28,4%</text:p>
          </table:table-cell>
          <table:table-cell office:value-type="float" office:value="64583" table:style-name="ce7">
            <text:p>64.583</text:p>
          </table:table-cell>
          <table:table-cell office:value-type="percentage" office:value="0.83764153512924611" table:style-name="ce49">
            <text:p>83,8%</text:p>
          </table:table-cell>
          <table:table-cell office:value-type="float" office:value="180653" table:style-name="ce7">
            <text:p>180.653</text:p>
          </table:table-cell>
          <table:table-cell office:value-type="percentage" office:value="0.87645851627958882" table:style-name="ce49">
            <text:p>87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2277" table:style-name="ce7">
            <text:p>972.277</text:p>
          </table:table-cell>
          <table:table-cell office:value-type="percentage" office:value="0.90583069518537218" table:style-name="ce49">
            <text:p>90,6%</text:p>
          </table:table-cell>
          <table:table-cell office:value-type="float" office:value="715244" table:style-name="ce7">
            <text:p>715.244</text:p>
          </table:table-cell>
          <table:table-cell office:value-type="percentage" office:value="0.89599819608776532" table:style-name="ce49">
            <text:p>89,6%</text:p>
          </table:table-cell>
          <table:table-cell office:value-type="float" office:value="745576" table:style-name="ce7">
            <text:p>745.576</text:p>
          </table:table-cell>
          <table:table-cell office:value-type="percentage" office:value="0.72024220082807333" table:style-name="ce49">
            <text:p>72,0%</text:p>
          </table:table-cell>
          <table:table-cell office:value-type="float" office:value="618411" table:style-name="ce7">
            <text:p>618.411</text:p>
          </table:table-cell>
          <table:table-cell office:value-type="percentage" office:value="0.53828979391457843" table:style-name="ce49">
            <text:p>53,8%</text:p>
          </table:table-cell>
          <table:table-cell office:value-type="float" office:value="284960" table:style-name="ce7">
            <text:p>284.960</text:p>
          </table:table-cell>
          <table:table-cell office:value-type="percentage" office:value="0.35244644535694852" table:style-name="ce49">
            <text:p>35,2%</text:p>
          </table:table-cell>
          <table:table-cell office:value-type="float" office:value="166806" table:style-name="ce7">
            <text:p>166.806</text:p>
          </table:table-cell>
          <table:table-cell office:value-type="percentage" office:value="0.24806300692707389" table:style-name="ce49">
            <text:p>24,8%</text:p>
          </table:table-cell>
          <table:table-cell office:value-type="float" office:value="213512" table:style-name="ce7">
            <text:p>213.512</text:p>
          </table:table-cell>
          <table:table-cell office:value-type="percentage" office:value="0.61432755773203584" table:style-name="ce49">
            <text:p>61,4%</text:p>
          </table:table-cell>
          <table:table-cell office:value-type="float" office:value="702574" table:style-name="ce7">
            <text:p>702.574</text:p>
          </table:table-cell>
          <table:table-cell office:value-type="percentage" office:value="0.8739939243605277" table:style-name="ce49">
            <text:p>87,4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87661" table:style-name="ce7">
            <text:p>687.661</text:p>
          </table:table-cell>
          <table:table-cell office:value-type="percentage" office:value="0.94569216022531766" table:style-name="ce49">
            <text:p>94,6%</text:p>
          </table:table-cell>
          <table:table-cell office:value-type="float" office:value="552498" table:style-name="ce7">
            <text:p>552.498</text:p>
          </table:table-cell>
          <table:table-cell office:value-type="percentage" office:value="0.96863538503615088" table:style-name="ce49">
            <text:p>96,9%</text:p>
          </table:table-cell>
          <table:table-cell office:value-type="float" office:value="585296" table:style-name="ce7">
            <text:p>585.296</text:p>
          </table:table-cell>
          <table:table-cell office:value-type="percentage" office:value="0.81785801619518061" table:style-name="ce49">
            <text:p>81,8%</text:p>
          </table:table-cell>
          <table:table-cell office:value-type="float" office:value="491497" table:style-name="ce7">
            <text:p>491.497</text:p>
          </table:table-cell>
          <table:table-cell office:value-type="percentage" office:value="0.64923432152287652" table:style-name="ce49">
            <text:p>64,9%</text:p>
          </table:table-cell>
          <table:table-cell office:value-type="float" office:value="253755" table:style-name="ce7">
            <text:p>253.755</text:p>
          </table:table-cell>
          <table:table-cell office:value-type="percentage" office:value="0.49017259530409418" table:style-name="ce49">
            <text:p>49,0%</text:p>
          </table:table-cell>
          <table:table-cell office:value-type="float" office:value="177491" table:style-name="ce7">
            <text:p>177.491</text:p>
          </table:table-cell>
          <table:table-cell office:value-type="percentage" office:value="0.40973392491908789" table:style-name="ce49">
            <text:p>41,0%</text:p>
          </table:table-cell>
          <table:table-cell office:value-type="float" office:value="185013" table:style-name="ce7">
            <text:p>185.013</text:p>
          </table:table-cell>
          <table:table-cell office:value-type="percentage" office:value="0.87648162360364967" table:style-name="ce49">
            <text:p>87,6%</text:p>
          </table:table-cell>
          <table:table-cell office:value-type="float" office:value="429296" table:style-name="ce7">
            <text:p>429.296</text:p>
          </table:table-cell>
          <table:table-cell office:value-type="percentage" office:value="0.92026838731805616" table:style-name="ce49">
            <text:p>92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421" table:style-name="ce7">
            <text:p>154.421</text:p>
          </table:table-cell>
          <table:table-cell office:value-type="percentage" office:value="0.8906814170521532" table:style-name="ce49">
            <text:p>89,1%</text:p>
          </table:table-cell>
          <table:table-cell office:value-type="float" office:value="125583" table:style-name="ce7">
            <text:p>125.583</text:p>
          </table:table-cell>
          <table:table-cell office:value-type="percentage" office:value="0.94778192027290153" table:style-name="ce49">
            <text:p>94,8%</text:p>
          </table:table-cell>
          <table:table-cell office:value-type="float" office:value="130477" table:style-name="ce7">
            <text:p>130.477</text:p>
          </table:table-cell>
          <table:table-cell office:value-type="percentage" office:value="0.80855797236165339" table:style-name="ce49">
            <text:p>80,9%</text:p>
          </table:table-cell>
          <table:table-cell office:value-type="float" office:value="98746" table:style-name="ce7">
            <text:p>98.746</text:p>
          </table:table-cell>
          <table:table-cell office:value-type="percentage" office:value="0.67740497081038065" table:style-name="ce49">
            <text:p>67,7%</text:p>
          </table:table-cell>
          <table:table-cell office:value-type="float" office:value="60717" table:style-name="ce7">
            <text:p>60.717</text:p>
          </table:table-cell>
          <table:table-cell office:value-type="percentage" office:value="0.53872021010416482" table:style-name="ce49">
            <text:p>53,9%</text:p>
          </table:table-cell>
          <table:table-cell office:value-type="float" office:value="32719" table:style-name="ce7">
            <text:p>32.719</text:p>
          </table:table-cell>
          <table:table-cell office:value-type="percentage" office:value="0.35192315966097321" table:style-name="ce49">
            <text:p>35,2%</text:p>
          </table:table-cell>
          <table:table-cell office:value-type="float" office:value="35057" table:style-name="ce7">
            <text:p>35.057</text:p>
          </table:table-cell>
          <table:table-cell office:value-type="percentage" office:value="0.87921651242695553" table:style-name="ce49">
            <text:p>87,9%</text:p>
          </table:table-cell>
          <table:table-cell office:value-type="float" office:value="92276" table:style-name="ce7">
            <text:p>92.276</text:p>
          </table:table-cell>
          <table:table-cell office:value-type="percentage" office:value="0.91509153295384671" table:style-name="ce49">
            <text:p>91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693" table:style-name="ce7">
            <text:p>505.693</text:p>
          </table:table-cell>
          <table:table-cell office:value-type="percentage" office:value="0.94913418694654972" table:style-name="ce49">
            <text:p>94,9%</text:p>
          </table:table-cell>
          <table:table-cell office:value-type="float" office:value="334611" table:style-name="ce7">
            <text:p>334.611</text:p>
          </table:table-cell>
          <table:table-cell office:value-type="percentage" office:value="0.96296200367789897" table:style-name="ce49">
            <text:p>96,3%</text:p>
          </table:table-cell>
          <table:table-cell office:value-type="float" office:value="372436" table:style-name="ce7">
            <text:p>372.436</text:p>
          </table:table-cell>
          <table:table-cell office:value-type="percentage" office:value="0.94976232735581534" table:style-name="ce49">
            <text:p>95,0%</text:p>
          </table:table-cell>
          <table:table-cell office:value-type="float" office:value="373703" table:style-name="ce7">
            <text:p>373.703</text:p>
          </table:table-cell>
          <table:table-cell office:value-type="percentage" office:value="0.91107741292173872" table:style-name="ce49">
            <text:p>91,1%</text:p>
          </table:table-cell>
          <table:table-cell office:value-type="float" office:value="181835" table:style-name="ce7">
            <text:p>181.835</text:p>
          </table:table-cell>
          <table:table-cell office:value-type="percentage" office:value="0.68367247187631597" table:style-name="ce49">
            <text:p>68,4%</text:p>
          </table:table-cell>
          <table:table-cell office:value-type="float" office:value="125351" table:style-name="ce7">
            <text:p>125.351</text:p>
          </table:table-cell>
          <table:table-cell office:value-type="percentage" office:value="0.62404353085842013" table:style-name="ce49">
            <text:p>62,4%</text:p>
          </table:table-cell>
          <table:table-cell office:value-type="float" office:value="113023" table:style-name="ce7">
            <text:p>113.023</text:p>
          </table:table-cell>
          <table:table-cell office:value-type="percentage" office:value="0.91140965575079225" table:style-name="ce49">
            <text:p>91,1%</text:p>
          </table:table-cell>
          <table:table-cell office:value-type="float" office:value="299032" table:style-name="ce7">
            <text:p>299.032</text:p>
          </table:table-cell>
          <table:table-cell office:value-type="percentage" office:value="0.98225236914283842" table:style-name="ce49">
            <text:p>98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03" table:style-name="ce7">
            <text:p>48.103</text:p>
          </table:table-cell>
          <table:table-cell office:value-type="percentage" office:value="0.92657228161417704" table:style-name="ce49">
            <text:p>92,7%</text:p>
          </table:table-cell>
          <table:table-cell office:value-type="float" office:value="35697" table:style-name="ce7">
            <text:p>35.697</text:p>
          </table:table-cell>
          <table:table-cell office:value-type="percentage" office:value="0.9374458362877176" table:style-name="ce49">
            <text:p>93,7%</text:p>
          </table:table-cell>
          <table:table-cell office:value-type="float" office:value="32755" table:style-name="ce7">
            <text:p>32.755</text:p>
          </table:table-cell>
          <table:table-cell office:value-type="percentage" office:value="0.72310035763168357" table:style-name="ce49">
            <text:p>72,3%</text:p>
          </table:table-cell>
          <table:table-cell office:value-type="float" office:value="26843" table:style-name="ce7">
            <text:p>26.843</text:p>
          </table:table-cell>
          <table:table-cell office:value-type="percentage" office:value="0.56362071137613912" table:style-name="ce49">
            <text:p>56,4%</text:p>
          </table:table-cell>
          <table:table-cell office:value-type="float" office:value="11429" table:style-name="ce7">
            <text:p>11.429</text:p>
          </table:table-cell>
          <table:table-cell office:value-type="percentage" office:value="0.36088919763806876" table:style-name="ce49">
            <text:p>36,1%</text:p>
          </table:table-cell>
          <table:table-cell office:value-type="float" office:value="4295" table:style-name="ce7">
            <text:p>4.295</text:p>
          </table:table-cell>
          <table:table-cell office:value-type="percentage" office:value="0.17417575732998095" table:style-name="ce49">
            <text:p>17,4%</text:p>
          </table:table-cell>
          <table:table-cell office:value-type="float" office:value="12515" table:style-name="ce7">
            <text:p>12.515</text:p>
          </table:table-cell>
          <table:table-cell office:value-type="percentage" office:value="0.87652332259420085" table:style-name="ce49">
            <text:p>87,7%</text:p>
          </table:table-cell>
          <table:table-cell office:value-type="float" office:value="25063" table:style-name="ce7">
            <text:p>25.063</text:p>
          </table:table-cell>
          <table:table-cell office:value-type="percentage" office:value="0.84538064559651904" table:style-name="ce49">
            <text:p>84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0761" table:style-name="ce7">
            <text:p>160.761</text:p>
          </table:table-cell>
          <table:table-cell office:value-type="percentage" office:value="0.91758561643835612" table:style-name="ce49">
            <text:p>91,8%</text:p>
          </table:table-cell>
          <table:table-cell office:value-type="float" office:value="130843" table:style-name="ce7">
            <text:p>130.843</text:p>
          </table:table-cell>
          <table:table-cell office:value-type="percentage" office:value="0.88520475472055526" table:style-name="ce49">
            <text:p>88,5%</text:p>
          </table:table-cell>
          <table:table-cell office:value-type="float" office:value="146279" table:style-name="ce7">
            <text:p>146.279</text:p>
          </table:table-cell>
          <table:table-cell office:value-type="percentage" office:value="0.70590818498125185" table:style-name="ce49">
            <text:p>70,6%</text:p>
          </table:table-cell>
          <table:table-cell office:value-type="float" office:value="121259" table:style-name="ce7">
            <text:p>121.259</text:p>
          </table:table-cell>
          <table:table-cell office:value-type="percentage" office:value="0.5240482477559435" table:style-name="ce49">
            <text:p>52,4%</text:p>
          </table:table-cell>
          <table:table-cell office:value-type="float" office:value="54975" table:style-name="ce7">
            <text:p>54.975</text:p>
          </table:table-cell>
          <table:table-cell office:value-type="percentage" office:value="0.32762216924910609" table:style-name="ce49">
            <text:p>32,8%</text:p>
          </table:table-cell>
          <table:table-cell office:value-type="float" office:value="39562" table:style-name="ce7">
            <text:p>39.562</text:p>
          </table:table-cell>
          <table:table-cell office:value-type="percentage" office:value="0.27918563212307257" table:style-name="ce49">
            <text:p>27,9%</text:p>
          </table:table-cell>
          <table:table-cell office:value-type="float" office:value="49935" table:style-name="ce7">
            <text:p>49.935</text:p>
          </table:table-cell>
          <table:table-cell office:value-type="percentage" office:value="0.7534628964601503" table:style-name="ce49">
            <text:p>75,3%</text:p>
          </table:table-cell>
          <table:table-cell office:value-type="float" office:value="111033" table:style-name="ce7">
            <text:p>111.033</text:p>
          </table:table-cell>
          <table:table-cell office:value-type="percentage" office:value="0.83498526049813504" table:style-name="ce49">
            <text:p>83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775" table:style-name="ce7">
            <text:p>92.775</text:p>
          </table:table-cell>
          <table:table-cell office:value-type="percentage" office:value="0.9449288056873969" table:style-name="ce49">
            <text:p>94,5%</text:p>
          </table:table-cell>
          <table:table-cell office:value-type="float" office:value="70094" table:style-name="ce7">
            <text:p>70.094</text:p>
          </table:table-cell>
          <table:table-cell office:value-type="percentage" office:value="0.97009203515327658" table:style-name="ce49">
            <text:p>97,0%</text:p>
          </table:table-cell>
          <table:table-cell office:value-type="float" office:value="70952" table:style-name="ce7">
            <text:p>70.952</text:p>
          </table:table-cell>
          <table:table-cell office:value-type="percentage" office:value="0.76977824068046696" table:style-name="ce49">
            <text:p>77,0%</text:p>
          </table:table-cell>
          <table:table-cell office:value-type="float" office:value="55383" table:style-name="ce7">
            <text:p>55.383</text:p>
          </table:table-cell>
          <table:table-cell office:value-type="percentage" office:value="0.57732119961222128" table:style-name="ce49">
            <text:p>57,7%</text:p>
          </table:table-cell>
          <table:table-cell office:value-type="float" office:value="26010" table:style-name="ce7">
            <text:p>26.010</text:p>
          </table:table-cell>
          <table:table-cell office:value-type="percentage" office:value="0.39889579020013805" table:style-name="ce49">
            <text:p>39,9%</text:p>
          </table:table-cell>
          <table:table-cell office:value-type="float" office:value="16559" table:style-name="ce7">
            <text:p>16.559</text:p>
          </table:table-cell>
          <table:table-cell office:value-type="percentage" office:value="0.28199931880108992" table:style-name="ce49">
            <text:p>28,2%</text:p>
          </table:table-cell>
          <table:table-cell office:value-type="float" office:value="20255" table:style-name="ce7">
            <text:p>20.255</text:p>
          </table:table-cell>
          <table:table-cell office:value-type="percentage" office:value="0.85033585222502095" table:style-name="ce49">
            <text:p>85,0%</text:p>
          </table:table-cell>
          <table:table-cell office:value-type="float" office:value="60555" table:style-name="ce7">
            <text:p>60.555</text:p>
          </table:table-cell>
          <table:table-cell office:value-type="percentage" office:value="0.89770958416722257" table:style-name="ce49">
            <text:p>89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337" table:style-name="ce7">
            <text:p>343.337</text:p>
          </table:table-cell>
          <table:table-cell office:value-type="percentage" office:value="0.91387162458909488" table:style-name="ce49">
            <text:p>91,4%</text:p>
          </table:table-cell>
          <table:table-cell office:value-type="float" office:value="249997" table:style-name="ce7">
            <text:p>249.997</text:p>
          </table:table-cell>
          <table:table-cell office:value-type="percentage" office:value="0.90842593332800381" table:style-name="ce49">
            <text:p>90,8%</text:p>
          </table:table-cell>
          <table:table-cell office:value-type="float" office:value="251362" table:style-name="ce7">
            <text:p>251.362</text:p>
          </table:table-cell>
          <table:table-cell office:value-type="percentage" office:value="0.77590922280048646" table:style-name="ce49">
            <text:p>77,6%</text:p>
          </table:table-cell>
          <table:table-cell office:value-type="float" office:value="175705" table:style-name="ce7">
            <text:p>175.705</text:p>
          </table:table-cell>
          <table:table-cell office:value-type="percentage" office:value="0.54518854547090601" table:style-name="ce49">
            <text:p>54,5%</text:p>
          </table:table-cell>
          <table:table-cell office:value-type="float" office:value="68740" table:style-name="ce7">
            <text:p>68.740</text:p>
          </table:table-cell>
          <table:table-cell office:value-type="percentage" office:value="0.33162711488269547" table:style-name="ce49">
            <text:p>33,2%</text:p>
          </table:table-cell>
          <table:table-cell office:value-type="float" office:value="39565" table:style-name="ce7">
            <text:p>39.565</text:p>
          </table:table-cell>
          <table:table-cell office:value-type="percentage" office:value="0.23142163600736992" table:style-name="ce49">
            <text:p>23,1%</text:p>
          </table:table-cell>
          <table:table-cell office:value-type="float" office:value="80215" table:style-name="ce7">
            <text:p>80.215</text:p>
          </table:table-cell>
          <table:table-cell office:value-type="percentage" office:value="0.81029344916409918" table:style-name="ce49">
            <text:p>81,0%</text:p>
          </table:table-cell>
          <table:table-cell office:value-type="float" office:value="192284" table:style-name="ce7">
            <text:p>192.284</text:p>
          </table:table-cell>
          <table:table-cell office:value-type="percentage" office:value="0.87129735779633599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47" table:style-name="ce7">
            <text:p>5.447</text:p>
          </table:table-cell>
          <table:table-cell office:value-type="percentage" office:value="0.86860149896348271" table:style-name="ce49">
            <text:p>86,9%</text:p>
          </table:table-cell>
          <table:table-cell office:value-type="float" office:value="6675" table:style-name="ce7">
            <text:p>6.675</text:p>
          </table:table-cell>
          <table:table-cell office:value-type="percentage" office:value="0.88095552329417981" table:style-name="ce49">
            <text:p>88,1%</text:p>
          </table:table-cell>
          <table:table-cell office:value-type="float" office:value="7487" table:style-name="ce7">
            <text:p>7.487</text:p>
          </table:table-cell>
          <table:table-cell office:value-type="percentage" office:value="0.71074615530662621" table:style-name="ce49">
            <text:p>71,1%</text:p>
          </table:table-cell>
          <table:table-cell office:value-type="float" office:value="6373" table:style-name="ce7">
            <text:p>6.373</text:p>
          </table:table-cell>
          <table:table-cell office:value-type="percentage" office:value="0.57596023497514681" table:style-name="ce49">
            <text:p>57,6%</text:p>
          </table:table-cell>
          <table:table-cell office:value-type="float" office:value="3485" table:style-name="ce7">
            <text:p>3.485</text:p>
          </table:table-cell>
          <table:table-cell office:value-type="percentage" office:value="0.38284082170712952" table:style-name="ce49">
            <text:p>38,3%</text:p>
          </table:table-cell>
          <table:table-cell office:value-type="float" office:value="2196" table:style-name="ce7">
            <text:p>2.196</text:p>
          </table:table-cell>
          <table:table-cell office:value-type="percentage" office:value="0.2494037478705281" table:style-name="ce49">
            <text:p>24,9%</text:p>
          </table:table-cell>
          <table:table-cell office:value-type="float" office:value="1586" table:style-name="ce7">
            <text:p>1.586</text:p>
          </table:table-cell>
          <table:table-cell office:value-type="percentage" office:value="0.44006659267480575" table:style-name="ce49">
            <text:p>44,0%</text:p>
          </table:table-cell>
          <table:table-cell office:value-type="float" office:value="7636" table:style-name="ce7">
            <text:p>7.636</text:p>
          </table:table-cell>
          <table:table-cell office:value-type="percentage" office:value="0.88615527445746778" table:style-name="ce49">
            <text:p>88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88" table:style-name="ce7">
            <text:p>4.188</text:p>
          </table:table-cell>
          <table:table-cell office:value-type="percentage" office:value="0.77240870527480632" table:style-name="ce49">
            <text:p>77,2%</text:p>
          </table:table-cell>
          <table:table-cell office:value-type="float" office:value="5112" table:style-name="ce7">
            <text:p>5.112</text:p>
          </table:table-cell>
          <table:table-cell office:value-type="percentage" office:value="0.69258908007045117" table:style-name="ce49">
            <text:p>69,3%</text:p>
          </table:table-cell>
          <table:table-cell office:value-type="float" office:value="6294" table:style-name="ce7">
            <text:p>6.294</text:p>
          </table:table-cell>
          <table:table-cell office:value-type="percentage" office:value="0.62933706629337072" table:style-name="ce49">
            <text:p>62,9%</text:p>
          </table:table-cell>
          <table:table-cell office:value-type="float" office:value="5356" table:style-name="ce7">
            <text:p>5.356</text:p>
          </table:table-cell>
          <table:table-cell office:value-type="percentage" office:value="0.51082498807820698" table:style-name="ce49">
            <text:p>51,1%</text:p>
          </table:table-cell>
          <table:table-cell office:value-type="float" office:value="2655" table:style-name="ce7">
            <text:p>2.655</text:p>
          </table:table-cell>
          <table:table-cell office:value-type="percentage" office:value="0.29601962314639313" table:style-name="ce49">
            <text:p>29,6%</text:p>
          </table:table-cell>
          <table:table-cell office:value-type="float" office:value="1985" table:style-name="ce7">
            <text:p>1.985</text:p>
          </table:table-cell>
          <table:table-cell office:value-type="percentage" office:value="0.22119456206819701" table:style-name="ce49">
            <text:p>22,1%</text:p>
          </table:table-cell>
          <table:table-cell office:value-type="float" office:value="1348" table:style-name="ce7">
            <text:p>1.348</text:p>
          </table:table-cell>
          <table:table-cell office:value-type="percentage" office:value="0.2982300884955752" table:style-name="ce49">
            <text:p>29,8%</text:p>
          </table:table-cell>
          <table:table-cell office:value-type="float" office:value="6084" table:style-name="ce7">
            <text:p>6.084</text:p>
          </table:table-cell>
          <table:table-cell office:value-type="percentage" office:value="0.85666009574767676" table:style-name="ce49">
            <text:p>85,7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12" table:style-name="ce7">
            <text:p>2.312</text:p>
          </table:table-cell>
          <table:table-cell office:value-type="percentage" office:value="0.6465324384787472" table:style-name="ce49">
            <text:p>64,7%</text:p>
          </table:table-cell>
          <table:table-cell office:value-type="float" office:value="6449" table:style-name="ce7">
            <text:p>6.449</text:p>
          </table:table-cell>
          <table:table-cell office:value-type="percentage" office:value="0.69359001935900189" table:style-name="ce49">
            <text:p>69,4%</text:p>
          </table:table-cell>
          <table:table-cell office:value-type="float" office:value="13656" table:style-name="ce7">
            <text:p>13.656</text:p>
          </table:table-cell>
          <table:table-cell office:value-type="percentage" office:value="0.63035450516986702" table:style-name="ce49">
            <text:p>63,0%</text:p>
          </table:table-cell>
          <table:table-cell office:value-type="float" office:value="12371" table:style-name="ce7">
            <text:p>12.371</text:p>
          </table:table-cell>
          <table:table-cell office:value-type="percentage" office:value="0.39401853680287924" table:style-name="ce49">
            <text:p>39,4%</text:p>
          </table:table-cell>
          <table:table-cell office:value-type="float" office:value="7071" table:style-name="ce7">
            <text:p>7.071</text:p>
          </table:table-cell>
          <table:table-cell office:value-type="percentage" office:value="0.2973507148864592" table:style-name="ce49">
            <text:p>29,7%</text:p>
          </table:table-cell>
          <table:table-cell office:value-type="float" office:value="1200" table:style-name="ce7">
            <text:p>1.200</text:p>
          </table:table-cell>
          <table:table-cell office:value-type="percentage" office:value="0.9375" table:style-name="ce49">
            <text:p>93,8%</text:p>
          </table:table-cell>
          <table:table-cell office:value-type="float" office:value="24745" table:style-name="ce7">
            <text:p>24.745</text:p>
          </table:table-cell>
          <table:table-cell office:value-type="percentage" office:value="0.4655253503903678" table:style-name="ce49">
            <text:p>46,6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0" table:style-name="ce7">
            <text:p>60</text:p>
          </table:table-cell>
          <table:table-cell office:value-type="percentage" office:value="0.76923076923076927" table:style-name="ce52">
            <text:p>76,9%</text:p>
          </table:table-cell>
          <table:table-cell office:value-type="float" office:value="230" table:style-name="ce7">
            <text:p>230</text:p>
          </table:table-cell>
          <table:table-cell office:value-type="percentage" office:value="0.79584775086505188" table:style-name="ce52">
            <text:p>79,6%</text:p>
          </table:table-cell>
          <table:table-cell office:value-type="float" office:value="553" table:style-name="ce7">
            <text:p>553</text:p>
          </table:table-cell>
          <table:table-cell office:value-type="percentage" office:value="0.63417431192660545" table:style-name="ce52">
            <text:p>63,4%</text:p>
          </table:table-cell>
          <table:table-cell office:value-type="float" office:value="705" table:style-name="ce7">
            <text:p>705</text:p>
          </table:table-cell>
          <table:table-cell office:value-type="percentage" office:value="0.38714991762767709" table:style-name="ce52">
            <text:p>38,7%</text:p>
          </table:table-cell>
          <table:table-cell office:value-type="float" office:value="687" table:style-name="ce7">
            <text:p>687</text:p>
          </table:table-cell>
          <table:table-cell office:value-type="percentage" office:value="0.30710773357174787" table:style-name="ce52">
            <text:p>30,7%</text:p>
          </table:table-cell>
          <table:table-cell office:value-type="float" office:value="654" table:style-name="ce7">
            <text:p>654</text:p>
          </table:table-cell>
          <table:table-cell office:value-type="percentage" office:value="0.32798395185556672" table:style-name="ce52">
            <text:p>32,8%</text:p>
          </table:table-cell>
          <table:table-cell office:value-type="float" office:value="1270" table:style-name="ce7">
            <text:p>1.270</text:p>
          </table:table-cell>
          <table:table-cell office:value-type="percentage" office:value="0.28241049588614631" table:style-name="ce52">
            <text:p>28,2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39692" table:style-name="ce67">
            <text:p>6.339.692</text:p>
          </table:table-cell>
          <table:table-cell office:value-type="percentage" office:value="0.92467391992401549" table:style-name="ce68">
            <text:p>92,47%</text:p>
          </table:table-cell>
          <table:table-cell office:value-type="float" office:value="4852343" table:style-name="ce67">
            <text:p>4.852.343</text:p>
          </table:table-cell>
          <table:table-cell office:value-type="percentage" office:value="0.92032191540882102" table:style-name="ce68">
            <text:p>92,03%</text:p>
          </table:table-cell>
          <table:table-cell office:value-type="float" office:value="5085466" table:style-name="ce67">
            <text:p>5.085.466</text:p>
          </table:table-cell>
          <table:table-cell office:value-type="percentage" office:value="0.7585695211873591" table:style-name="ce68">
            <text:p>75,86%</text:p>
          </table:table-cell>
          <table:table-cell office:value-type="float" office:value="4126148" table:style-name="ce67">
            <text:p>4.126.148</text:p>
          </table:table-cell>
          <table:table-cell office:value-type="percentage" office:value="0.58708067602063507" table:style-name="ce68">
            <text:p>58,71%</text:p>
          </table:table-cell>
          <table:table-cell office:value-type="float" office:value="2011183" table:style-name="ce67">
            <text:p>2.011.183</text:p>
          </table:table-cell>
          <table:table-cell office:value-type="percentage" office:value="0.40333269693719653" table:style-name="ce68">
            <text:p>40,33%</text:p>
          </table:table-cell>
          <table:table-cell office:value-type="float" office:value="1271320" table:style-name="ce67">
            <text:p>1.271.320</text:p>
          </table:table-cell>
          <table:table-cell office:value-type="percentage" office:value="0.31118663218284454" table:style-name="ce68">
            <text:p>31,12%</text:p>
          </table:table-cell>
          <table:table-cell office:value-type="float" office:value="1483655" table:style-name="ce67">
            <text:p>1.483.655</text:p>
          </table:table-cell>
          <table:table-cell office:value-type="percentage" office:value="0.74849358385783793" table:style-name="ce68">
            <text:p>74,85%</text:p>
          </table:table-cell>
          <table:table-cell office:value-type="float" office:value="4231464" table:style-name="ce67">
            <text:p>4.231.464</text:p>
          </table:table-cell>
          <table:table-cell office:value-type="percentage" office:value="0.87733610998112821" table:style-name="ce68">
            <text:p>87,73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1491" table:style-name="ce8">
            <text:p>411.491</text:p>
          </table:table-cell>
          <table:table-cell office:value-type="percentage" office:value="0.65771946172916074" table:style-name="ce79">
            <text:p>65,8%</text:p>
          </table:table-cell>
          <table:table-cell office:value-type="float" office:value="117275" table:style-name="ce8">
            <text:p>117.275</text:p>
          </table:table-cell>
          <table:table-cell office:value-type="percentage" office:value="0.18745015048758618" table:style-name="ce79">
            <text:p>18,7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592" table:style-name="ce8">
            <text:p>49.592</text:p>
          </table:table-cell>
          <table:table-cell office:value-type="percentage" office:value="0.55378499402575065" table:style-name="ce79">
            <text:p>55,4%</text:p>
          </table:table-cell>
          <table:table-cell office:value-type="float" office:value="15847" table:style-name="ce8">
            <text:p>15.847</text:p>
          </table:table-cell>
          <table:table-cell office:value-type="percentage" office:value="0.1769606146218356" table:style-name="ce79">
            <text:p>17,7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000" table:style-name="ce8">
            <text:p>40.000</text:p>
          </table:table-cell>
          <table:table-cell office:value-type="percentage" office:value="0.74785925288860633" table:style-name="ce79">
            <text:p>74,8%</text:p>
          </table:table-cell>
          <table:table-cell office:value-type="float" office:value="11189" table:style-name="ce8">
            <text:p>11.189</text:p>
          </table:table-cell>
          <table:table-cell office:value-type="percentage" office:value="0.20919492951426541" table:style-name="ce79">
            <text:p>20,9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278" table:style-name="ce8">
            <text:p>29.278</text:p>
          </table:table-cell>
          <table:table-cell office:value-type="percentage" office:value="0.34687929482015073" table:style-name="ce79">
            <text:p>34,7%</text:p>
          </table:table-cell>
          <table:table-cell office:value-type="float" office:value="5886" table:style-name="ce8">
            <text:p>5.886</text:p>
          </table:table-cell>
          <table:table-cell office:value-type="percentage" office:value="6.973603146770295E-2" table:style-name="ce79">
            <text:p>7,0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015" table:style-name="ce8">
            <text:p>71.015</text:p>
          </table:table-cell>
          <table:table-cell office:value-type="percentage" office:value="0.53198741478762457" table:style-name="ce79">
            <text:p>53,2%</text:p>
          </table:table-cell>
          <table:table-cell office:value-type="float" office:value="16695" table:style-name="ce8">
            <text:p>16.695</text:p>
          </table:table-cell>
          <table:table-cell office:value-type="percentage" office:value="0.12506554798112218" table:style-name="ce79">
            <text:p>12,5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3634" table:style-name="ce8">
            <text:p>23.634</text:p>
          </table:table-cell>
          <table:table-cell office:value-type="percentage" office:value="0.64212356680975924" table:style-name="ce79">
            <text:p>64,2%</text:p>
          </table:table-cell>
          <table:table-cell office:value-type="float" office:value="7268" table:style-name="ce8">
            <text:p>7.268</text:p>
          </table:table-cell>
          <table:table-cell office:value-type="percentage" office:value="0.19746780416236484" table:style-name="ce79">
            <text:p>19,7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063" table:style-name="ce8">
            <text:p>94.063</text:p>
          </table:table-cell>
          <table:table-cell office:value-type="percentage" office:value="0.6869021016810527" table:style-name="ce79">
            <text:p>68,7%</text:p>
          </table:table-cell>
          <table:table-cell office:value-type="float" office:value="32788" table:style-name="ce8">
            <text:p>32.788</text:p>
          </table:table-cell>
          <table:table-cell office:value-type="percentage" office:value="0.23943682542464473" table:style-name="ce79">
            <text:p>23,9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3761" table:style-name="ce8">
            <text:p>93.761</text:p>
          </table:table-cell>
          <table:table-cell office:value-type="percentage" office:value="0.63547823022284877" table:style-name="ce79">
            <text:p>63,5%</text:p>
          </table:table-cell>
          <table:table-cell office:value-type="float" office:value="27378" table:style-name="ce8">
            <text:p>27.378</text:p>
          </table:table-cell>
          <table:table-cell office:value-type="percentage" office:value="0.18555820636555875" table:style-name="ce79">
            <text:p>18,6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7054" table:style-name="ce8">
            <text:p>227.054</text:p>
          </table:table-cell>
          <table:table-cell office:value-type="percentage" office:value="0.40615491393173569" table:style-name="ce79">
            <text:p>40,6%</text:p>
          </table:table-cell>
          <table:table-cell office:value-type="float" office:value="53961" table:style-name="ce8">
            <text:p>53.961</text:p>
          </table:table-cell>
          <table:table-cell office:value-type="percentage" office:value="9.6525607611715233E-2" table:style-name="ce79">
            <text:p>9,7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2715" table:style-name="ce8">
            <text:p>232.715</text:p>
          </table:table-cell>
          <table:table-cell office:value-type="percentage" office:value="0.66070921583101472" table:style-name="ce79">
            <text:p>66,1%</text:p>
          </table:table-cell>
          <table:table-cell office:value-type="float" office:value="25003" table:style-name="ce8">
            <text:p>25.003</text:p>
          </table:table-cell>
          <table:table-cell office:value-type="percentage" office:value="7.0986883198001255E-2" table:style-name="ce79">
            <text:p>7,1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1982" table:style-name="ce8">
            <text:p>51.982</text:p>
          </table:table-cell>
          <table:table-cell office:value-type="percentage" office:value="0.76957924969650315" table:style-name="ce79">
            <text:p>77,0%</text:p>
          </table:table-cell>
          <table:table-cell office:value-type="float" office:value="13991" table:style-name="ce8">
            <text:p>13.991</text:p>
          </table:table-cell>
          <table:table-cell office:value-type="percentage" office:value="0.20713291682705121" table:style-name="ce79">
            <text:p>20,7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064" table:style-name="ce8">
            <text:p>127.064</text:p>
          </table:table-cell>
          <table:table-cell office:value-type="percentage" office:value="0.83016353170999424" table:style-name="ce79">
            <text:p>83,0%</text:p>
          </table:table-cell>
          <table:table-cell office:value-type="float" office:value="32479" table:style-name="ce8">
            <text:p>32.479</text:p>
          </table:table-cell>
          <table:table-cell office:value-type="percentage" office:value="0.21219921729529137" table:style-name="ce79">
            <text:p>21,2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3757" table:style-name="ce8">
            <text:p>13.757</text:p>
          </table:table-cell>
          <table:table-cell office:value-type="percentage" office:value="0.62714259664478478" table:style-name="ce79">
            <text:p>62,7%</text:p>
          </table:table-cell>
          <table:table-cell office:value-type="float" office:value="3872" table:style-name="ce8">
            <text:p>3.872</text:p>
          </table:table-cell>
          <table:table-cell office:value-type="percentage" office:value="0.17651349380014589" table:style-name="ce79">
            <text:p>17,7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29602" table:style-name="ce8">
            <text:p>229.602</text:p>
          </table:table-cell>
          <table:table-cell office:value-type="percentage" office:value="0.46737940047307502" table:style-name="ce79">
            <text:p>46,7%</text:p>
          </table:table-cell>
          <table:table-cell office:value-type="float" office:value="45342" table:style-name="ce8">
            <text:p>45.342</text:p>
          </table:table-cell>
          <table:table-cell office:value-type="percentage" office:value="9.2298485101393574E-2" table:style-name="ce79">
            <text:p>9,2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348" table:style-name="ce8">
            <text:p>65.348</text:p>
          </table:table-cell>
          <table:table-cell office:value-type="percentage" office:value="0.54164629041749901" table:style-name="ce79">
            <text:p>54,2%</text:p>
          </table:table-cell>
          <table:table-cell office:value-type="float" office:value="17202" table:style-name="ce8">
            <text:p>17.202</text:p>
          </table:table-cell>
          <table:table-cell office:value-type="percentage" office:value="0.14258124943015574" table:style-name="ce79">
            <text:p>14,3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376" table:style-name="ce8">
            <text:p>26.376</text:p>
          </table:table-cell>
          <table:table-cell office:value-type="percentage" office:value="0.54031465093412001" table:style-name="ce79">
            <text:p>54,0%</text:p>
          </table:table-cell>
          <table:table-cell office:value-type="float" office:value="8619" table:style-name="ce8">
            <text:p>8.619</text:p>
          </table:table-cell>
          <table:table-cell office:value-type="percentage" office:value="0.17656096361848575" table:style-name="ce79">
            <text:p>17,7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216" table:style-name="ce8">
            <text:p>79.216</text:p>
          </table:table-cell>
          <table:table-cell office:value-type="percentage" office:value="0.53771382025522674" table:style-name="ce79">
            <text:p>53,8%</text:p>
          </table:table-cell>
          <table:table-cell office:value-type="float" office:value="23987" table:style-name="ce8">
            <text:p>23.987</text:p>
          </table:table-cell>
          <table:table-cell office:value-type="percentage" office:value="0.16282242736899266" table:style-name="ce79">
            <text:p>16,3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56" table:style-name="ce8">
            <text:p>2.856</text:p>
          </table:table-cell>
          <table:table-cell office:value-type="percentage" office:value="0.35915492957746481" table:style-name="ce79">
            <text:p>35,9%</text:p>
          </table:table-cell>
          <table:table-cell office:value-type="float" office:value="884" table:style-name="ce8">
            <text:p>884</text:p>
          </table:table-cell>
          <table:table-cell office:value-type="percentage" office:value="0.11116700201207244" table:style-name="ce79">
            <text:p>11,1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57" table:style-name="ce8">
            <text:p>3.357</text:p>
          </table:table-cell>
          <table:table-cell office:value-type="percentage" office:value="0.34339198036006546" table:style-name="ce79">
            <text:p>34,3%</text:p>
          </table:table-cell>
          <table:table-cell office:value-type="float" office:value="1040" table:style-name="ce8">
            <text:p>1.040</text:p>
          </table:table-cell>
          <table:table-cell office:value-type="percentage" office:value="0.10638297872340426" table:style-name="ce79">
            <text:p>10,6%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1T00:00:00" table:style-name="ce11">
            <text:p>21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72161" table:style-name="ce84">
            <text:p>1.872.161</text:p>
          </table:table-cell>
          <table:table-cell office:value-type="percentage" office:value="0.56949404866017661" table:style-name="ce85">
            <text:p>56,9%</text:p>
          </table:table-cell>
          <table:table-cell office:value-type="float" office:value="460706" table:style-name="ce84">
            <text:p>460.706</text:p>
          </table:table-cell>
          <table:table-cell office:value-type="percentage" office:value="0.14014250119623009" table:style-name="ce85">
            <text:p>14,0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22T18:40:41Z</dc:date>
  </office:meta>
</office:document-meta>
</file>